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Ubuntu" svg:font-family="Ubuntu"/>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459cm" fo:margin-left="-0.217cm" table:align="left" style:writing-mode="lr-tb"/>
    </style:style>
    <style:style style:name="Table1.A" style:family="table-column">
      <style:table-column-properties style:column-width="4.789cm"/>
    </style:style>
    <style:style style:name="Table1.B" style:family="table-column">
      <style:table-column-properties style:column-width="2.778cm"/>
    </style:style>
    <style:style style:name="Table1.C" style:family="table-column">
      <style:table-column-properties style:column-width="7.045cm"/>
    </style:style>
    <style:style style:name="Table1.D" style:family="table-column">
      <style:table-column-properties style:column-width="2.84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1pt solid #000000" fo:border-right="none" fo:border-top="1pt solid #000000" fo:border-bottom="none" style:writing-mode="lr-tb"/>
    </style:style>
    <style:style style:name="Table1.B1" style:family="table-cell">
      <style:table-cell-properties style:vertical-align="top" fo:padding-left="0.191cm" fo:padding-right="0.191cm" fo:padding-top="0cm" fo:padding-bottom="0cm" fo:border-left="0.5pt solid #000000" fo:border-right="none" fo:border-top="1pt solid #000000" fo:border-bottom="none" style:writing-mode="lr-tb"/>
    </style:style>
    <style:style style:name="Table1.D1" style:family="table-cell">
      <style:table-cell-properties style:vertical-align="top" fo:padding-left="0.191cm" fo:padding-right="0.191cm" fo:padding-top="0cm" fo:padding-bottom="0cm" fo:border-left="0.5pt solid #000000" fo:border-right="1pt solid #000000" fo:border-top="1pt solid #000000" fo:border-bottom="none" style:writing-mode="lr-tb"/>
    </style:style>
    <style:style style:name="Table1.A2" style:family="table-cell">
      <style:table-cell-properties style:vertical-align="top" fo:padding-left="0.191cm" fo:padding-right="0.191cm" fo:padding-top="0cm" fo:padding-bottom="0cm" fo:border-left="1pt solid #000000" fo:border-right="none" fo:border-top="none" fo:border-bottom="0.5pt solid #000000" style:writing-mode="lr-tb"/>
    </style:style>
    <style:style style:name="Table1.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D2" style:family="table-cell">
      <style:table-cell-properties style:vertical-align="top" fo:padding-left="0.191cm" fo:padding-right="0.191cm" fo:padding-top="0cm" fo:padding-bottom="0cm" fo:border-left="0.5pt solid #000000" fo:border-right="1pt solid #000000" fo:border-top="none" fo:border-bottom="0.5pt solid #000000" style:writing-mode="lr-tb"/>
    </style:style>
    <style:style style:name="Table1.A3"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1.B3" style:family="table-cell">
      <style:table-cell-properties style:vertical-align="top" fo:padding-left="0.191cm" fo:padding-right="0.191cm" fo:padding-top="0cm" fo:padding-bottom="0cm" fo:border-left="0.5pt solid #000000" fo:border-right="none" fo:border-top="0.5pt solid #000000" fo:border-bottom="1pt solid #000000" style:writing-mode="lr-tb"/>
    </style:style>
    <style:style style:name="Table1.D3"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3" style:family="table">
      <style:table-properties style:width="17.013cm" table:align="left" style:writing-mode="lr-tb"/>
    </style:style>
    <style:style style:name="Table3.A" style:family="table-column">
      <style:table-column-properties style:column-width="3.704cm"/>
    </style:style>
    <style:style style:name="Table3.B" style:family="table-column">
      <style:table-column-properties style:column-width="2.461cm"/>
    </style:style>
    <style:style style:name="Table3.C" style:family="table-column">
      <style:table-column-properties style:column-width="5.9cm"/>
    </style:style>
    <style:style style:name="Table3.D" style:family="table-column">
      <style:table-column-properties style:column-width="4.948cm"/>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D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none" fo:border-top="none" fo:border-bottom="0.05pt solid #000000"/>
    </style:style>
    <style:style style:name="Table3.D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none" fo:border-top="none" fo:border-bottom="0.05pt solid #000000"/>
    </style:style>
    <style:style style:name="Table3.D8" style:family="table-cell">
      <style:table-cell-properties fo:padding="0.097cm" fo:border-left="0.05pt solid #000000" fo:border-right="0.05pt solid #000000" fo:border-top="none" fo:border-bottom="0.05pt solid #000000"/>
    </style:style>
    <style:style style:name="Table4" style:family="table">
      <style:table-properties style:width="17.013cm" table:align="left" style:writing-mode="lr-tb"/>
    </style:style>
    <style:style style:name="Table4.A" style:family="table-column">
      <style:table-column-properties style:column-width="3.704cm"/>
    </style:style>
    <style:style style:name="Table4.B" style:family="table-column">
      <style:table-column-properties style:column-width="2.461cm"/>
    </style:style>
    <style:style style:name="Table4.C" style:family="table-column">
      <style:table-column-properties style:column-width="5.9cm"/>
    </style:style>
    <style:style style:name="Table4.D" style:family="table-column">
      <style:table-column-properties style:column-width="4.948cm"/>
    </style:style>
    <style:style style:name="Table4.A1" style:family="table-cell">
      <style:table-cell-properties fo:background-color="#c0c0c0" fo:padding="0.097cm" fo:border-left="0.05pt solid #000000" fo:border-right="none" fo:border-top="0.05pt solid #000000" fo:border-bottom="none">
        <style:background-image/>
      </style:table-cell-properties>
    </style:style>
    <style:style style:name="Table4.D1" style:family="table-cell">
      <style:table-cell-properties fo:background-color="#c0c0c0" fo:padding="0.097cm" fo:border-left="0.05pt solid #000000" fo:border-right="0.05pt solid #000000" fo:border-top="0.05pt solid #000000" fo:border-bottom="none">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9" style:family="table">
      <style:table-properties style:width="17.013cm" table:align="left" style:writing-mode="lr-tb"/>
    </style:style>
    <style:style style:name="Table9.A" style:family="table-column">
      <style:table-column-properties style:column-width="3.704cm"/>
    </style:style>
    <style:style style:name="Table9.B" style:family="table-column">
      <style:table-column-properties style:column-width="2.461cm"/>
    </style:style>
    <style:style style:name="Table9.C" style:family="table-column">
      <style:table-column-properties style:column-width="5.9cm"/>
    </style:style>
    <style:style style:name="Table9.D" style:family="table-column">
      <style:table-column-properties style:column-width="4.948cm"/>
    </style:style>
    <style:style style:name="Table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9.D1" style:family="table-cell">
      <style:table-cell-properties fo:background-color="#c0c0c0"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none" fo:border-top="none" fo:border-bottom="0.05pt solid #000000"/>
    </style:style>
    <style:style style:name="Table9.D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none" fo:border-top="none" fo:border-bottom="0.05pt solid #000000"/>
    </style:style>
    <style:style style:name="Table9.D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none" fo:border-top="none" fo:border-bottom="0.05pt solid #000000"/>
    </style:style>
    <style:style style:name="Table9.D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none" fo:border-top="none" fo:border-bottom="0.05pt solid #000000"/>
    </style:style>
    <style:style style:name="Table9.D6" style:family="table-cell">
      <style:table-cell-properties fo:padding="0.097cm" fo:border-left="0.05pt solid #000000" fo:border-right="0.05pt solid #000000" fo:border-top="none" fo:border-bottom="0.05pt solid #000000"/>
    </style:style>
    <style:style style:name="Table7" style:family="table">
      <style:table-properties style:width="16.997cm" fo:margin-left="0.016cm" table:align="left" style:writing-mode="lr-tb"/>
    </style:style>
    <style:style style:name="Table7.A" style:family="table-column">
      <style:table-column-properties style:column-width="3.678cm"/>
    </style:style>
    <style:style style:name="Table7.B" style:family="table-column">
      <style:table-column-properties style:column-width="2.461cm"/>
    </style:style>
    <style:style style:name="Table7.C" style:family="table-column">
      <style:table-column-properties style:column-width="5.9cm"/>
    </style:style>
    <style:style style:name="Table7.D" style:family="table-column">
      <style:table-column-properties style:column-width="4.958cm"/>
    </style:style>
    <style:style style:name="Table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7.D1" style:family="table-cell">
      <style:table-cell-properties fo:background-color="#c0c0c0"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none" fo:border-top="none" fo:border-bottom="0.05pt solid #000000"/>
    </style:style>
    <style:style style:name="Table7.D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none" fo:border-top="none" fo:border-bottom="0.05pt solid #000000"/>
    </style:style>
    <style:style style:name="Table7.D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none" fo:border-top="none" fo:border-bottom="0.05pt solid #000000"/>
    </style:style>
    <style:style style:name="Table7.D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none" fo:border-top="none" fo:border-bottom="0.05pt solid #000000"/>
    </style:style>
    <style:style style:name="Table7.D11" style:family="table-cell">
      <style:table-cell-properties fo:padding="0.097cm" fo:border-left="0.05pt solid #000000" fo:border-right="0.05pt solid #000000" fo:border-top="none" fo:border-bottom="0.05pt solid #000000"/>
    </style:style>
    <style:style style:name="Table7.A12" style:family="table-cell">
      <style:table-cell-properties fo:padding="0.097cm" fo:border-left="0.05pt solid #000000" fo:border-right="none" fo:border-top="none" fo:border-bottom="0.05pt solid #000000"/>
    </style:style>
    <style:style style:name="Table7.B12" style:family="table-cell">
      <style:table-cell-properties fo:padding="0.097cm" fo:border-left="0.05pt solid #000000" fo:border-right="none" fo:border-top="none" fo:border-bottom="0.05pt solid #000000"/>
    </style:style>
    <style:style style:name="Table7.C12" style:family="table-cell">
      <style:table-cell-properties fo:padding="0.097cm" fo:border-left="0.05pt solid #000000" fo:border-right="none" fo:border-top="none" fo:border-bottom="0.05pt solid #000000"/>
    </style:style>
    <style:style style:name="Table7.D12" style:family="table-cell">
      <style:table-cell-properties fo:padding="0.097cm" fo:border-left="0.05pt solid #000000" fo:border-right="0.05pt solid #000000" fo:border-top="none" fo:border-bottom="0.05pt solid #000000"/>
    </style:style>
    <style:style style:name="Table7.A13" style:family="table-cell">
      <style:table-cell-properties fo:padding="0.097cm" fo:border-left="0.05pt solid #000000" fo:border-right="none" fo:border-top="none" fo:border-bottom="0.05pt solid #000000"/>
    </style:style>
    <style:style style:name="Table7.B13" style:family="table-cell">
      <style:table-cell-properties fo:padding="0.097cm" fo:border-left="0.05pt solid #000000" fo:border-right="none" fo:border-top="none" fo:border-bottom="0.05pt solid #000000"/>
    </style:style>
    <style:style style:name="Table7.C13" style:family="table-cell">
      <style:table-cell-properties fo:padding="0.097cm" fo:border-left="0.05pt solid #000000" fo:border-right="none" fo:border-top="none" fo:border-bottom="0.05pt solid #000000"/>
    </style:style>
    <style:style style:name="Table7.D13" style:family="table-cell">
      <style:table-cell-properties fo:padding="0.097cm" fo:border-left="0.05pt solid #000000" fo:border-right="0.05pt solid #000000" fo:border-top="none" fo:border-bottom="0.05pt solid #000000"/>
    </style:style>
    <style:style style:name="Table7.A14" style:family="table-cell">
      <style:table-cell-properties fo:padding="0.097cm" fo:border-left="0.05pt solid #000000" fo:border-right="none" fo:border-top="none" fo:border-bottom="0.05pt solid #000000"/>
    </style:style>
    <style:style style:name="Table7.B14" style:family="table-cell">
      <style:table-cell-properties fo:padding="0.097cm" fo:border-left="0.05pt solid #000000" fo:border-right="none" fo:border-top="none" fo:border-bottom="0.05pt solid #000000"/>
    </style:style>
    <style:style style:name="Table7.C14" style:family="table-cell">
      <style:table-cell-properties fo:padding="0.097cm" fo:border-left="0.05pt solid #000000" fo:border-right="none" fo:border-top="none" fo:border-bottom="0.05pt solid #000000"/>
    </style:style>
    <style:style style:name="Table7.D14" style:family="table-cell">
      <style:table-cell-properties fo:padding="0.097cm" fo:border-left="0.05pt solid #000000" fo:border-right="0.05pt solid #000000" fo:border-top="none" fo:border-bottom="0.05pt solid #000000"/>
    </style:style>
    <style:style style:name="Table7.A15" style:family="table-cell">
      <style:table-cell-properties fo:padding="0.097cm" fo:border-left="0.05pt solid #000000" fo:border-right="none" fo:border-top="none" fo:border-bottom="0.05pt solid #000000"/>
    </style:style>
    <style:style style:name="Table7.B15" style:family="table-cell">
      <style:table-cell-properties fo:padding="0.097cm" fo:border-left="0.05pt solid #000000" fo:border-right="none" fo:border-top="none" fo:border-bottom="0.05pt solid #000000"/>
    </style:style>
    <style:style style:name="Table7.C15" style:family="table-cell">
      <style:table-cell-properties fo:padding="0.097cm" fo:border-left="0.05pt solid #000000" fo:border-right="none" fo:border-top="none" fo:border-bottom="0.05pt solid #000000"/>
    </style:style>
    <style:style style:name="Table7.D15" style:family="table-cell">
      <style:table-cell-properties fo:padding="0.097cm" fo:border-left="0.05pt solid #000000" fo:border-right="0.05pt solid #000000" fo:border-top="none" fo:border-bottom="0.05pt solid #000000"/>
    </style:style>
    <style:style style:name="Table7.A16" style:family="table-cell">
      <style:table-cell-properties fo:padding="0.097cm" fo:border-left="0.05pt solid #000000" fo:border-right="none" fo:border-top="none" fo:border-bottom="0.05pt solid #000000"/>
    </style:style>
    <style:style style:name="Table7.B16" style:family="table-cell">
      <style:table-cell-properties fo:padding="0.097cm" fo:border-left="0.05pt solid #000000" fo:border-right="none" fo:border-top="none" fo:border-bottom="0.05pt solid #000000"/>
    </style:style>
    <style:style style:name="Table7.C16" style:family="table-cell">
      <style:table-cell-properties fo:padding="0.097cm" fo:border-left="0.05pt solid #000000" fo:border-right="none" fo:border-top="none" fo:border-bottom="0.05pt solid #000000"/>
    </style:style>
    <style:style style:name="Table7.D16" style:family="table-cell">
      <style:table-cell-properties fo:padding="0.097cm" fo:border-left="0.05pt solid #000000" fo:border-right="0.05pt solid #000000" fo:border-top="none" fo:border-bottom="0.05pt solid #000000"/>
    </style:style>
    <style:style style:name="Table7.A17" style:family="table-cell">
      <style:table-cell-properties fo:padding="0.097cm" fo:border-left="0.05pt solid #000000" fo:border-right="none" fo:border-top="none" fo:border-bottom="0.05pt solid #000000"/>
    </style:style>
    <style:style style:name="Table7.B17" style:family="table-cell">
      <style:table-cell-properties fo:padding="0.097cm" fo:border-left="0.05pt solid #000000" fo:border-right="none" fo:border-top="none" fo:border-bottom="0.05pt solid #000000"/>
    </style:style>
    <style:style style:name="Table7.C17" style:family="table-cell">
      <style:table-cell-properties fo:padding="0.097cm" fo:border-left="0.05pt solid #000000" fo:border-right="none" fo:border-top="none" fo:border-bottom="0.05pt solid #000000"/>
    </style:style>
    <style:style style:name="Table7.D17" style:family="table-cell">
      <style:table-cell-properties fo:padding="0.097cm" fo:border-left="0.05pt solid #000000" fo:border-right="0.05pt solid #000000" fo:border-top="none" fo:border-bottom="0.05pt solid #000000"/>
    </style:style>
    <style:style style:name="Table2" style:family="table">
      <style:table-properties style:width="17.013cm" table:align="left" style:writing-mode="lr-tb"/>
    </style:style>
    <style:style style:name="Table2.A" style:family="table-column">
      <style:table-column-properties style:column-width="3.704cm"/>
    </style:style>
    <style:style style:name="Table2.B" style:family="table-column">
      <style:table-column-properties style:column-width="2.461cm"/>
    </style:style>
    <style:style style:name="Table2.C" style:family="table-column">
      <style:table-column-properties style:column-width="5.9cm"/>
    </style:style>
    <style:style style:name="Table2.D" style:family="table-column">
      <style:table-column-properties style:column-width="4.948cm"/>
    </style:style>
    <style:style style:name="Table2.A1" style:family="table-cell">
      <style:table-cell-properties fo:background-color="#c0c0c0" fo:padding="0.097cm" fo:border-left="0.05pt solid #000000" fo:border-right="none" fo:border-top="0.05pt solid #000000" fo:border-bottom="none">
        <style:background-image/>
      </style:table-cell-properties>
    </style:style>
    <style:style style:name="Table2.D1" style:family="table-cell">
      <style:table-cell-properties fo:background-color="#c0c0c0" fo:padding="0.097cm" fo:border-left="0.05pt solid #000000" fo:border-right="0.05pt solid #000000" fo:border-top="0.05pt solid #000000" fo:border-bottom="none">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5" style:family="table">
      <style:table-properties style:width="17.013cm" table:align="left" style:writing-mode="lr-tb"/>
    </style:style>
    <style:style style:name="Table5.A" style:family="table-column">
      <style:table-column-properties style:column-width="3.704cm"/>
    </style:style>
    <style:style style:name="Table5.B" style:family="table-column">
      <style:table-column-properties style:column-width="2.461cm"/>
    </style:style>
    <style:style style:name="Table5.C" style:family="table-column">
      <style:table-column-properties style:column-width="5.9cm"/>
    </style:style>
    <style:style style:name="Table5.D" style:family="table-column">
      <style:table-column-properties style:column-width="4.948cm"/>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D1" style:family="table-cell">
      <style:table-cell-properties fo:background-color="#cc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margin-left="0cm" fo:margin-right="0cm" fo:text-indent="0cm" style:auto-text-indent="false"/>
    </style:style>
    <style:style style:name="P3" style:family="paragraph" style:parent-style-name="Contents_20_2">
      <style:paragraph-properties>
        <style:tab-stops>
          <style:tab-stop style:position="16.034cm" style:leader-style="dotted" style:leader-text="."/>
          <style:tab-stop style:position="16.51cm" style:type="right" style:leader-style="dotted" style:leader-text="."/>
        </style:tab-stops>
      </style:paragraph-properties>
    </style:style>
    <style:style style:name="P4" style:family="paragraph" style:parent-style-name="Contents_20_1">
      <style:paragraph-properties>
        <style:tab-stops>
          <style:tab-stop style:position="0cm"/>
          <style:tab-stop style:position="15.875cm" style:leader-style="dotted" style:leader-text="."/>
          <style:tab-stop style:position="16.51cm" style:type="right" style:leader-style="dotted" style:leader-text="."/>
        </style:tab-stops>
      </style:paragraph-properties>
    </style:style>
    <style:style style:name="P5" style:family="paragraph" style:parent-style-name="Contents_20_3">
      <style:paragraph-properties>
        <style:tab-stops>
          <style:tab-stop style:position="1.27cm"/>
          <style:tab-stop style:position="15.663cm" style:leader-style="dotted" style:leader-text="."/>
          <style:tab-stop style:position="16.51cm" style:type="right" style:leader-style="dotted" style:leader-text="."/>
        </style:tab-stops>
      </style:paragraph-properties>
    </style:style>
    <style:style style:name="P6" style:family="paragraph" style:parent-style-name="Standard">
      <style:text-properties style:font-name="Times New Roman"/>
    </style:style>
    <style:style style:name="P7" style:family="paragraph" style:parent-style-name="Standard">
      <style:text-properties style:font-name="Times New Roman" fo:language="zxx" fo:country="none" fo:font-weight="bold" style:language-asian="zxx" style:country-asian="none" style:font-weight-asian="bold" style:font-name-complex="Times New Roman"/>
    </style:style>
    <style:style style:name="P8" style:family="paragraph" style:parent-style-name="Standard">
      <style:text-properties style:font-name="Times New Roman" fo:font-weight="bold" style:font-weight-asian="bold"/>
    </style:style>
    <style:style style:name="P9" style:family="paragraph" style:parent-style-name="Standard">
      <style:text-properties style:font-name="Times New Roman" fo:font-style="normal" style:font-style-asian="normal" style:font-style-complex="normal"/>
    </style:style>
    <style:style style:name="P10" style:family="paragraph" style:parent-style-name="Standard" style:list-style-name="L21">
      <style:text-properties style:font-name="Times New Roman" fo:font-style="normal" style:font-style-asian="normal" style:font-style-complex="normal"/>
    </style:style>
    <style:style style:name="P11" style:family="paragraph" style:parent-style-name="Standard">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12" style:family="paragraph" style:parent-style-name="Standard">
      <style:text-properties style:use-window-font-color="true" style:font-name="Times New Roman" fo:language="en" fo:country="US" style:font-name-asian="Times New Roman" style:font-name-complex="Times" style:font-size-complex="10pt" style:language-complex="ar" style:country-complex="SA"/>
    </style:style>
    <style:style style:name="P13" style:family="paragraph" style:parent-style-name="Standard">
      <style:paragraph-properties fo:margin-top="0.071cm" fo:margin-bottom="0.071cm"/>
      <style:text-properties style:font-name="Times New Roman" fo:font-weight="bold" style:font-weight-asian="bold"/>
    </style:style>
    <style:style style:name="P14" style:family="paragraph" style:parent-style-name="Standard">
      <style:paragraph-properties fo:margin-top="0.071cm" fo:margin-bottom="0.071cm" style:snap-to-layout-grid="false"/>
      <style:text-properties style:font-name="Times New Roman" fo:font-weight="bold" style:font-weight-asian="bold"/>
    </style:style>
    <style:style style:name="P15" style:family="paragraph" style:parent-style-name="Standard">
      <style:paragraph-properties fo:margin-top="0.071cm" fo:margin-bottom="0.071cm" style:snap-to-layout-grid="false"/>
      <style:text-properties style:font-name="Times New Roman"/>
    </style:style>
    <style:style style:name="P16" style:family="paragraph" style:parent-style-name="Standard">
      <style:paragraph-properties fo:orphans="2" fo:widows="2" style:writing-mode="lr-tb"/>
      <style:text-properties style:use-window-font-color="true" style:font-name="Times New Roman" fo:language="en" fo:country="US" style:font-name-asian="Times New Roman" style:font-name-complex="Times" style:font-size-complex="10pt" style:language-complex="ar" style:country-complex="SA"/>
    </style:style>
    <style:style style:name="P17" style:family="paragraph" style:parent-style-name="Standard">
      <style:paragraph-properties fo:margin-left="2.381cm" fo:margin-right="0cm" fo:text-indent="0cm" style:auto-text-indent="false"/>
      <style:text-properties style:font-name="Times New Roman"/>
    </style:style>
    <style:style style:name="P18" style:family="paragraph" style:parent-style-name="Heading">
      <style:text-properties style:font-name="Times New Roman"/>
    </style:style>
    <style:style style:name="P19" style:family="paragraph" style:parent-style-name="Heading">
      <style:paragraph-properties fo:margin-top="0cm" fo:margin-bottom="0.706cm"/>
      <style:text-properties style:font-name="Times New Roman" fo:font-size="20pt" style:font-size-asian="20pt"/>
    </style:style>
    <style:style style:name="P20" style:family="paragraph" style:parent-style-name="Text_20_body">
      <style:text-properties style:font-name="Times New Roman"/>
    </style:style>
    <style:style style:name="P21" style:family="paragraph" style:parent-style-name="Text_20_body">
      <style:text-properties style:font-name="Times New Roman" style:text-underline-style="solid" style:text-underline-width="auto" style:text-underline-color="font-color"/>
    </style:style>
    <style:style style:name="P22" style:family="paragraph" style:parent-style-name="Text_20_body">
      <style:text-properties style:font-name="Times New Roman" style:text-underline-style="solid" style:text-underline-width="auto" style:text-underline-color="font-color" fo:font-weight="bold" style:font-weight-asian="bold" style:font-weight-complex="bold"/>
    </style:style>
    <style:style style:name="P23" style:family="paragraph" style:parent-style-name="Text_20_body" style:list-style-name="L1">
      <style:text-properties style:font-name="Times New Roman"/>
    </style:style>
    <style:style style:name="P24" style:family="paragraph" style:parent-style-name="Text_20_body" style:list-style-name="L2">
      <style:text-properties style:font-name="Times New Roman"/>
    </style:style>
    <style:style style:name="P25" style:family="paragraph" style:parent-style-name="Text_20_body" style:list-style-name="L3">
      <style:text-properties style:font-name="Times New Roman"/>
    </style:style>
    <style:style style:name="P26" style:family="paragraph" style:parent-style-name="Text_20_body" style:list-style-name="L4">
      <style:text-properties style:font-name="Times New Roman"/>
    </style:style>
    <style:style style:name="P27" style:family="paragraph" style:parent-style-name="Text_20_body">
      <style:text-properties style:font-name="Times New Roman" style:text-underline-style="none"/>
    </style:style>
    <style:style style:name="P28" style:family="paragraph" style:parent-style-name="Text_20_body" style:list-style-name="L5">
      <style:text-properties style:font-name="Times New Roman"/>
    </style:style>
    <style:style style:name="P29" style:family="paragraph" style:parent-style-name="Text_20_body" style:list-style-name="L6">
      <style:text-properties style:font-name="Times New Roman"/>
    </style:style>
    <style:style style:name="P30" style:family="paragraph" style:parent-style-name="Text_20_body" style:list-style-name="L7">
      <style:text-properties style:font-name="Times New Roman"/>
    </style:style>
    <style:style style:name="P31" style:family="paragraph" style:parent-style-name="Text_20_body" style:list-style-name="L8">
      <style:text-properties style:font-name="Times New Roman"/>
    </style:style>
    <style:style style:name="P32" style:family="paragraph" style:parent-style-name="Text_20_body" style:list-style-name="L12">
      <style:text-properties style:font-name="Times New Roman"/>
    </style:style>
    <style:style style:name="P33" style:family="paragraph" style:parent-style-name="Text_20_body">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34" style:family="paragraph" style:parent-style-name="Text_20_body" style:list-style-name="L14">
      <style:text-properties style:font-name="Times New Roman"/>
    </style:style>
    <style:style style:name="P35" style:family="paragraph" style:parent-style-name="Text_20_body">
      <style:paragraph-properties fo:text-align="center" style:justify-single-word="false"/>
      <style:text-properties style:font-name="Times New Roman"/>
    </style:style>
    <style:style style:name="P36" style:family="paragraph" style:parent-style-name="Text_20_body" style:list-style-name="L15">
      <style:text-properties style:font-name="Times New Roman"/>
    </style:style>
    <style:style style:name="P37" style:family="paragraph" style:parent-style-name="Text_20_body" style:list-style-name="L16">
      <style:text-properties style:font-name="Times New Roman"/>
    </style:style>
    <style:style style:name="P38" style:family="paragraph" style:parent-style-name="Text_20_body" style:list-style-name="L18">
      <style:text-properties style:font-name="Times New Roman"/>
    </style:style>
    <style:style style:name="P39" style:family="paragraph" style:parent-style-name="Text_20_body">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40" style:family="paragraph" style:parent-style-name="Text_20_body" style:list-style-name="L19">
      <style:text-properties style:font-name="Times New Roman"/>
    </style:style>
    <style:style style:name="P41" style:family="paragraph" style:parent-style-name="Text_20_body" style:list-style-name="L21">
      <style:text-properties style:font-name="Times New Roman"/>
    </style:style>
    <style:style style:name="P42" style:family="paragraph" style:parent-style-name="Text_20_body" style:list-style-name="L22">
      <style:text-properties style:font-name="Times New Roman"/>
    </style:style>
    <style:style style:name="P43" style:family="paragraph" style:parent-style-name="Text_20_body" style:list-style-name="L23">
      <style:text-properties style:font-name="Times New Roman" fo:font-style="italic" style:font-style-asian="italic" style:font-style-complex="italic"/>
    </style:style>
    <style:style style:name="P44" style:family="paragraph" style:parent-style-name="Text_20_body">
      <style:text-properties style:use-window-font-color="true" style:font-name="Times New Roman" fo:font-size="14pt" fo:language="en" fo:country="US" style:text-underline-style="solid" style:text-underline-width="auto" style:text-underline-color="font-color" fo:font-weight="bold" style:font-name-asian="Times New Roman" style:font-size-asian="14pt" style:font-weight-asian="bold" style:font-name-complex="Times" style:font-size-complex="14pt" style:language-complex="ar" style:country-complex="SA" style:font-weight-complex="bold"/>
    </style:style>
    <style:style style:name="P45" style:family="paragraph" style:parent-style-name="Text_20_body" style:list-style-name="L11">
      <style:paragraph-properties fo:margin-left="2.54cm" fo:margin-right="0cm" fo:text-indent="-0.635cm" style:auto-text-indent="false"/>
    </style:style>
    <style:style style:name="P46" style:family="paragraph" style:parent-style-name="Text_20_body">
      <style:paragraph-properties fo:margin-left="2.54cm" fo:margin-right="0cm" fo:text-indent="-0.635cm" style:auto-text-indent="false"/>
      <style:text-properties style:font-name="Times New Roman"/>
    </style:style>
    <style:style style:name="P47" style:family="paragraph" style:parent-style-name="Text_20_body" style:list-style-name="L9">
      <style:paragraph-properties fo:margin-left="2.54cm" fo:margin-right="0cm" fo:text-indent="-0.635cm" style:auto-text-indent="false"/>
      <style:text-properties style:font-name="Times New Roman"/>
    </style:style>
    <style:style style:name="P48" style:family="paragraph" style:parent-style-name="Text_20_body" style:list-style-name="L10">
      <style:paragraph-properties fo:margin-left="2.54cm" fo:margin-right="0cm" fo:text-indent="-0.635cm" style:auto-text-indent="false"/>
      <style:text-properties style:font-name="Times New Roman"/>
    </style:style>
    <style:style style:name="P49" style:family="paragraph" style:parent-style-name="Text_20_body" style:list-style-name="L25">
      <style:paragraph-properties fo:margin-left="2.54cm" fo:margin-right="0cm" fo:text-indent="-0.635cm" style:auto-text-indent="false"/>
      <style:text-properties style:font-name="Times New Roman"/>
    </style:style>
    <style:style style:name="P50" style:family="paragraph" style:parent-style-name="Text_20_body" style:list-style-name="L27">
      <style:paragraph-properties fo:margin-left="2.54cm" fo:margin-right="0cm" fo:text-indent="-0.635cm" style:auto-text-indent="false"/>
      <style:text-properties style:font-name="Times New Roman"/>
    </style:style>
    <style:style style:name="P51" style:family="paragraph" style:parent-style-name="Text_20_body" style:list-style-name="L13">
      <style:paragraph-properties fo:margin-left="2.54cm" fo:margin-right="0cm" fo:text-indent="-0.635cm" style:auto-text-indent="false"/>
      <style:text-properties style:font-name="Times New Roman" fo:font-style="normal" style:font-style-asian="normal" style:font-style-complex="normal"/>
    </style:style>
    <style:style style:name="P52" style:family="paragraph" style:parent-style-name="Text_20_body" style:list-style-name="L9">
      <style:paragraph-properties fo:margin-left="1.905cm" fo:margin-right="0cm" fo:text-indent="0cm" style:auto-text-indent="false"/>
      <style:text-properties style:font-name="Times New Roman"/>
    </style:style>
    <style:style style:name="P53" style:family="paragraph" style:parent-style-name="Text_20_body" style:list-style-name="L17">
      <style:paragraph-properties fo:margin-left="3.81cm" fo:margin-right="0cm" fo:text-indent="-0.635cm" style:auto-text-indent="false"/>
      <style:text-properties style:font-name="Times New Roman"/>
    </style:style>
    <style:style style:name="P54" style:family="paragraph" style:parent-style-name="Text_20_body" style:list-style-name="L20">
      <style:paragraph-properties fo:margin-left="3.81cm" fo:margin-right="0cm" fo:text-indent="-0.635cm" style:auto-text-indent="false"/>
      <style:text-properties style:font-name="Times New Roman"/>
    </style:style>
    <style:style style:name="P55" style:family="paragraph" style:parent-style-name="Text_20_body">
      <style:paragraph-properties fo:margin-left="0cm" fo:margin-right="0cm" fo:text-indent="0cm" style:auto-text-indent="false"/>
      <style:text-properties style:font-name="Times New Roman"/>
    </style:style>
    <style:style style:name="P56" style:family="paragraph" style:parent-style-name="Text_20_body">
      <style:paragraph-properties fo:margin-left="0cm" fo:margin-right="0cm" fo:text-indent="0cm" style:auto-text-indent="false"/>
      <style:text-properties style:font-name="Times New Roman" fo:font-style="normal" style:font-style-asian="normal" style:font-style-complex="normal"/>
    </style:style>
    <style:style style:name="P57" style:family="paragraph" style:parent-style-name="Text_20_body">
      <style:paragraph-properties fo:margin-left="0cm" fo:margin-right="0cm" fo:text-indent="0cm" style:auto-text-indent="false" fo:break-before="page"/>
      <style:text-properties style:font-name="Times New Roman"/>
    </style:style>
    <style:style style:name="P58" style:family="paragraph" style:parent-style-name="Text_20_body">
      <style:paragraph-properties fo:break-before="page"/>
      <style:text-properties style:font-name="Times New Roman"/>
    </style:style>
    <style:style style:name="P59" style:family="paragraph" style:parent-style-name="Text_20_body">
      <style:paragraph-properties fo:line-height="0.423cm" fo:orphans="2" fo:widows="2" style:writing-mode="lr-tb"/>
      <style:text-properties style:use-window-font-color="true" style:font-name="Times New Roman" fo:font-size="12pt" fo:language="en" fo:country="US" style:font-name-asian="Times New Roman" style:font-size-asian="12pt" style:font-name-complex="Times" style:font-size-complex="10pt" style:language-complex="ar" style:country-complex="SA"/>
    </style:style>
    <style:style style:name="P60" style:family="paragraph" style:parent-style-name="Heading_20_1">
      <style:text-properties style:font-name="Times New Roman"/>
    </style:style>
    <style:style style:name="P61" style:family="paragraph" style:parent-style-name="Heading_20_1" style:master-page-name="Convert_20_2">
      <style:paragraph-properties style:page-number="1"/>
      <style:text-properties style:font-name="Times New Roman"/>
    </style:style>
    <style:style style:name="P62" style:family="paragraph" style:parent-style-name="Heading_20_2">
      <style:text-properties style:font-name="Times New Roman"/>
    </style:style>
    <style:style style:name="P63" style:family="paragraph" style:parent-style-name="Heading_20_2">
      <style:paragraph-properties fo:orphans="2" fo:widows="2" style:writing-mode="lr-tb"/>
      <style:text-properties style:use-window-font-color="true" style:font-name="Times New Roman" fo:language="en" fo:country="US" style:font-name-asian="Times New Roman" style:font-name-complex="Times" style:font-size-complex="10pt" style:language-complex="ar" style:country-complex="SA"/>
    </style:style>
    <style:style style:name="P64" style:family="paragraph" style:parent-style-name="Heading_20_3">
      <style:text-properties style:font-name="Times New Roman"/>
    </style:style>
    <style:style style:name="P65" style:family="paragraph" style:parent-style-name="Heading_20_3">
      <style:paragraph-properties fo:line-height="0.423cm" fo:orphans="2" fo:widows="2" style:writing-mode="lr-tb"/>
      <style:text-properties style:use-window-font-color="true" style:font-name="Times New Roman" fo:font-size="12pt" fo:language="en" fo:country="US" style:font-name-asian="Times New Roman" style:font-size-asian="12pt" style:font-name-complex="Times" style:font-size-complex="10pt" style:language-complex="ar" style:country-complex="SA"/>
    </style:style>
    <style:style style:name="P66" style:family="paragraph" style:parent-style-name="Header" style:master-page-name="Standard">
      <style:paragraph-properties style:page-number="1"/>
      <style:text-properties style:font-name="Times New Roman"/>
    </style:style>
    <style:style style:name="P67" style:family="paragraph" style:parent-style-name="TOCEntry" style:master-page-name="Convert_20_1">
      <style:paragraph-properties style:page-number="auto"/>
      <style:text-properties style:font-name="Times New Roman"/>
    </style:style>
    <style:style style:name="P68" style:family="paragraph" style:parent-style-name="TOCEntry">
      <style:text-properties style:font-name="Times New Roman"/>
    </style:style>
    <style:style style:name="P69" style:family="paragraph" style:parent-style-name="template">
      <style:text-properties style:font-name="Times New Roman"/>
    </style:style>
    <style:style style:name="P70" style:family="paragraph" style:parent-style-name="template">
      <style:text-properties style:font-name="Times New Roman" fo:font-style="normal" style:font-style-asian="normal" style:font-style-complex="normal"/>
    </style:style>
    <style:style style:name="P71" style:family="paragraph" style:parent-style-name="template">
      <style:paragraph-properties fo:line-height="0.423cm" fo:orphans="2" fo:widows="2" style:writing-mode="lr-tb"/>
      <style:text-properties style:font-name="Times New Roman" fo:font-style="normal" style:font-style-asian="normal" style:font-style-complex="normal"/>
    </style:style>
    <style:style style:name="P72" style:family="paragraph" style:parent-style-name="template" style:list-style-name="L28">
      <style:paragraph-properties fo:margin-left="2.54cm" fo:margin-right="0cm" fo:text-indent="-0.635cm" style:auto-text-indent="false"/>
      <style:text-properties style:font-name="Times New Roman" fo:font-style="normal" style:font-style-asian="normal" style:font-style-complex="normal"/>
    </style:style>
    <style:style style:name="P73" style:family="paragraph" style:parent-style-name="level_20_3_20_text">
      <style:paragraph-properties fo:margin-left="0cm" fo:margin-right="0cm" fo:text-indent="0cm" style:auto-text-indent="false"/>
      <style:text-properties style:font-name="Times New Roman"/>
    </style:style>
    <style:style style:name="P74" style:family="paragraph" style:parent-style-name="level_20_3_20_text">
      <style:paragraph-properties fo:margin-left="2.381cm" fo:margin-right="0cm" fo:text-indent="0cm" style:auto-text-indent="false"/>
      <style:text-properties style:font-name="Times New Roman"/>
    </style:style>
    <style:style style:name="P75" style:family="paragraph" style:parent-style-name="level_20_3_20_text">
      <style:paragraph-properties fo:margin-left="2.381cm" fo:margin-right="0cm" fo:text-indent="0cm" style:auto-text-indent="false"/>
      <style:text-properties style:font-name="Times New Roman" fo:font-style="italic" style:text-underline-style="none" fo:font-weight="normal" style:font-style-asian="italic" style:font-weight-asian="normal" style:font-style-complex="italic" style:font-weight-complex="normal"/>
    </style:style>
    <style:style style:name="P76" style:family="paragraph" style:parent-style-name="level_20_3_20_text">
      <style:paragraph-properties fo:margin-left="0.127cm" fo:margin-right="0cm" fo:text-indent="0cm" style:auto-text-indent="false"/>
      <style:text-properties style:font-name="Times New Roman"/>
    </style:style>
    <style:style style:name="P77" style:family="paragraph" style:parent-style-name="requirement">
      <style:text-properties style:font-name="Times New Roman"/>
    </style:style>
    <style:style style:name="P78" style:family="paragraph" style:parent-style-name="ByLine">
      <style:text-properties style:font-name="Times New Roman"/>
    </style:style>
    <style:style style:name="P79" style:family="paragraph" style:parent-style-name="Contents_20_Heading">
      <style:text-properties style:font-name="Times New Roman"/>
    </style:style>
    <style:style style:name="T1" style:family="text">
      <style:text-properties fo:font-size="12pt" style:font-size-asian="12pt"/>
    </style:style>
    <style:style style:name="T2" style:family="text">
      <style:text-properties style:font-name="Ubuntu" style:font-name-asian="Times New Roman" style:font-name-complex="Times"/>
    </style:style>
    <style:style style:name="T3" style:family="text">
      <style:text-properties style:font-name="Times"/>
    </style:style>
    <style:style style:name="T4" style:family="text">
      <style:text-properties fo:font-style="normal" style:font-style-asian="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use-window-font-color="true" fo:language="en" fo:country="US" style:font-name-asian="Times New Roman" style:font-size-complex="10pt" style:language-complex="ar" style:country-complex="SA"/>
    </style:style>
    <style:style style:name="T10" style:family="text">
      <style:text-properties style:font-name="Times New Roman"/>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388cm" fo:text-indent="-0.635cm" fo:margin-left="2.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023cm" fo:text-indent="-0.635cm" fo:margin-left="3.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658cm" fo:text-indent="-0.635cm" fo:margin-left="3.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293cm" fo:text-indent="-0.635cm" fo:margin-left="4.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928cm" fo:text-indent="-0.635cm" fo:margin-left="4.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563cm" fo:text-indent="-0.635cm" fo:margin-left="5.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198cm" fo:text-indent="-0.635cm" fo:margin-left="6.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833cm" fo:text-indent="-0.635cm" fo:margin-left="6.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468cm" fo:text-indent="-0.635cm" fo:margin-left="7.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03cm" fo:text-indent="-0.635cm" fo:margin-left="8.103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number text:level="1"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style:text-properties style:font-name="StarSymbol"/>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3.651cm" fo:text-indent="-0.635cm" fo:margin-left="3.6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286cm" fo:text-indent="-0.635cm" fo:margin-left="4.2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921cm" fo:text-indent="-0.635cm" fo:margin-left="4.9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556cm" fo:text-indent="-0.635cm" fo:margin-left="5.5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191cm" fo:text-indent="-0.635cm" fo:margin-left="6.1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826cm" fo:text-indent="-0.635cm" fo:margin-left="6.8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461cm" fo:text-indent="-0.635cm" fo:margin-left="7.4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096cm" fo:text-indent="-0.635cm" fo:margin-left="8.0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731cm" fo:text-indent="-0.635cm" fo:margin-left="8.7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366cm" fo:text-indent="-0.635cm" fo:margin-left="9.366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Software Requirements Specification</text:p>
      <text:p text:style-name="P66"/>
      <text:p text:style-name="P19">for</text:p>
      <text:p text:style-name="P18">Address Book</text:p>
      <text:p text:style-name="P78">Version 1.0 approved</text:p>
      <text:p text:style-name="P78">Prepared by Team A</text:p>
      <text:p text:style-name="P78">[Fenil Patel, Flaby Jacob, Shridhar V.]</text:p>
      <text:p text:style-name="P78">EmertXe Information Technologies (P) Ltd.</text:p>
      <text:p text:style-name="P78">05-November-2012</text:p>
      <text:p text:style-name="P67"/>
      <text:table-of-content text:style-name="Sect1" text:name="Table of Contents1">
        <text:table-of-content-source text:outline-level="6" text:use-index-marks="false"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0.635cm" style:leader-char=" " style:with-tab="false"/>
            <text:index-entry-tab-stop style:type="left" style:position="16.51cm"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51cm" style:leader-char="."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2.117cm" style:leader-char=" " style:with-tab="false"/>
            <text:index-entry-tab-stop style:type="left" style:position="16.51cm" style:leader-char="."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51cm" style:leader-char="." style:with-tab="false"/>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51cm" style:leader-char="." style:with-tab="false"/>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51cm" style:leader-char="." style:with-tab="false"/>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51cm" style:leader-char="." style:with-tab="false"/>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51cm" style:leader-char="." style:with-tab="false"/>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51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OCentry"/>
          </text:index-source-styles>
        </text:table-of-content-source>
        <text:index-body>
          <text:index-title text:style-name="Sect2" text:name="Table of Contents1_Head">
            <text:p text:style-name="P79">Table of Contents</text:p>
          </text:index-title>
          <text:p text:style-name="P4"><text:a xlink:type="simple" xlink:href="#__RefHeading__1_1564336429" text:style-name="Index_20_Link" text:visited-style-name="Index_20_Link"><text:span text:style-name="T10">1. Introduction<text:tab/>1</text:span></text:a></text:p>
          <text:p text:style-name="P3"><text:a xlink:type="simple" xlink:href="#__RefHeading__944_983210444" text:style-name="Index_20_Link" text:visited-style-name="Index_20_Link"><text:span text:style-name="T10">1.1 Purpose <text:tab/>1</text:span></text:a></text:p>
          <text:p text:style-name="P3"><text:a xlink:type="simple" xlink:href="#__RefHeading__946_983210444" text:style-name="Index_20_Link" text:visited-style-name="Index_20_Link"><text:span text:style-name="T10">1.2 Document Conventions<text:tab/>1</text:span></text:a></text:p>
          <text:p text:style-name="P3"><text:a xlink:type="simple" xlink:href="#__RefHeading__948_983210444" text:style-name="Index_20_Link" text:visited-style-name="Index_20_Link"><text:span text:style-name="T10">1.3 Intended Audience and Reading Suggestions<text:tab/>1</text:span></text:a></text:p>
          <text:p text:style-name="P3"><text:a xlink:type="simple" xlink:href="#__RefHeading__950_983210444" text:style-name="Index_20_Link" text:visited-style-name="Index_20_Link"><text:span text:style-name="T10">1.4 Product Scope<text:tab/>2</text:span></text:a></text:p>
          <text:p text:style-name="P3"><text:a xlink:type="simple" xlink:href="#__RefHeading__952_983210444" text:style-name="Index_20_Link" text:visited-style-name="Index_20_Link"><text:span text:style-name="T10">1.5 References<text:tab/>2</text:span></text:a></text:p>
          <text:p text:style-name="P4"><text:a xlink:type="simple" xlink:href="#__RefHeading__3_1564336429" text:style-name="Index_20_Link" text:visited-style-name="Index_20_Link"><text:span text:style-name="T10">2. Overall Description<text:tab/>3</text:span></text:a></text:p>
          <text:p text:style-name="P3"><text:a xlink:type="simple" xlink:href="#__RefHeading__954_983210444" text:style-name="Index_20_Link" text:visited-style-name="Index_20_Link"><text:span text:style-name="T10">2.1 Product Perspective<text:tab/>3</text:span></text:a></text:p>
          <text:p text:style-name="P3"><text:a xlink:type="simple" xlink:href="#__RefHeading__956_983210444" text:style-name="Index_20_Link" text:visited-style-name="Index_20_Link"><text:span text:style-name="T10">2.2 Product Functions<text:tab/>3</text:span></text:a></text:p>
          <text:p text:style-name="P3"><text:a xlink:type="simple" xlink:href="#__RefHeading__958_983210444" text:style-name="Index_20_Link" text:visited-style-name="Index_20_Link"><text:span text:style-name="T10">2.3 User Classes and Characteristics<text:tab/>4</text:span></text:a></text:p>
          <text:p text:style-name="P3"><text:a xlink:type="simple" xlink:href="#__RefHeading__960_983210444" text:style-name="Index_20_Link" text:visited-style-name="Index_20_Link"><text:span text:style-name="T10">2.4 Operating Environment<text:tab/>4</text:span></text:a></text:p>
          <text:p text:style-name="P3"><text:a xlink:type="simple" xlink:href="#__RefHeading__962_983210444" text:style-name="Index_20_Link" text:visited-style-name="Index_20_Link"><text:span text:style-name="T10">2.5 Design and Implementation Constraints<text:tab/>4</text:span></text:a></text:p>
          <text:p text:style-name="P3"><text:a xlink:type="simple" xlink:href="#__RefHeading__964_983210444" text:style-name="Index_20_Link" text:visited-style-name="Index_20_Link"><text:span text:style-name="T10">2.6 User Documentation<text:tab/>5</text:span></text:a></text:p>
          <text:p text:style-name="P3"><text:a xlink:type="simple" xlink:href="#__RefHeading__966_983210444" text:style-name="Index_20_Link" text:visited-style-name="Index_20_Link"><text:span text:style-name="T10">2.7 Assumptions and Dependencies<text:tab/>5</text:span></text:a></text:p>
          <text:p text:style-name="P4"><text:a xlink:type="simple" xlink:href="#__RefHeading__5_1564336429" text:style-name="Index_20_Link" text:visited-style-name="Index_20_Link"><text:span text:style-name="T10">3. External Interface Requirements<text:tab/>5</text:span></text:a></text:p>
          <text:p text:style-name="P3"><text:a xlink:type="simple" xlink:href="#__RefHeading__968_983210444" text:style-name="Index_20_Link" text:visited-style-name="Index_20_Link"><text:span text:style-name="T10">3.1 User Interfaces<text:tab/>5</text:span></text:a></text:p>
          <text:p text:style-name="P3"><text:a xlink:type="simple" xlink:href="#__RefHeading__970_983210444" text:style-name="Index_20_Link" text:visited-style-name="Index_20_Link"><text:span text:style-name="T10">3.2 Hardware Interfaces<text:tab/>6</text:span></text:a></text:p>
          <text:p text:style-name="P3"><text:a xlink:type="simple" xlink:href="#__RefHeading__972_983210444" text:style-name="Index_20_Link" text:visited-style-name="Index_20_Link"><text:span text:style-name="T10">3.3 Software Interfaces<text:tab/>6</text:span></text:a></text:p>
          <text:p text:style-name="P3"><text:a xlink:type="simple" xlink:href="#__RefHeading__974_983210444" text:style-name="Index_20_Link" text:visited-style-name="Index_20_Link"><text:span text:style-name="T10">3.4 Communications Interfaces<text:tab/>6</text:span></text:a></text:p>
          <text:p text:style-name="P4"><text:a xlink:type="simple" xlink:href="#__RefHeading__7_1564336429" text:style-name="Index_20_Link" text:visited-style-name="Index_20_Link"><text:span text:style-name="T10">4. System Features<text:tab/>7</text:span></text:a></text:p>
          <text:p text:style-name="P3"><text:a xlink:type="simple" xlink:href="#__RefHeading__1789_1902252929" text:style-name="Index_20_Link" text:visited-style-name="Index_20_Link"><text:span text:style-name="T10">4.1 Adding a Contact<text:tab/>7</text:span></text:a></text:p>
          <text:p text:style-name="P5"><text:a xlink:type="simple" xlink:href="#__RefHeading__994_983210444" text:style-name="Index_20_Link" text:visited-style-name="Index_20_Link"><text:span text:style-name="T10">4.1.1 Description and Priority<text:tab/>7</text:span></text:a></text:p>
          <text:p text:style-name="P5"><text:a xlink:type="simple" xlink:href="#__RefHeading__996_983210444" text:style-name="Index_20_Link" text:visited-style-name="Index_20_Link"><text:span text:style-name="T10">4.1.2 Stimulus/Response Sequences<text:tab/>7</text:span></text:a></text:p>
          <text:p text:style-name="P5"><text:a xlink:type="simple" xlink:href="#__RefHeading__998_983210444" text:style-name="Index_20_Link" text:visited-style-name="Index_20_Link"><text:span text:style-name="T10">4.1.3 Functional Requirements<text:tab/>8</text:span></text:a></text:p>
          <text:p text:style-name="P3"><text:a xlink:type="simple" xlink:href="#__RefHeading__1000_983210444" text:style-name="Index_20_Link" text:visited-style-name="Index_20_Link"><text:span text:style-name="T10">4.2 Deletion of Contact<text:tab/>8</text:span></text:a></text:p>
          <text:p text:style-name="P5"><text:a xlink:type="simple" xlink:href="#__RefHeading__1002_983210444" text:style-name="Index_20_Link" text:visited-style-name="Index_20_Link"><text:span text:style-name="T10">4.2.1 Description and Priority<text:tab/>8</text:span></text:a></text:p>
          <text:p text:style-name="P5"><text:a xlink:type="simple" xlink:href="#__RefHeading__1004_983210444" text:style-name="Index_20_Link" text:visited-style-name="Index_20_Link"><text:span text:style-name="T10">4.2.2 Stimulus/Response Sequences<text:tab/>9</text:span></text:a></text:p>
          <text:p text:style-name="P5"><text:a xlink:type="simple" xlink:href="#__RefHeading__1006_983210444" text:style-name="Index_20_Link" text:visited-style-name="Index_20_Link"><text:span text:style-name="T10">4.2.3 Functional Requirements<text:tab/>9</text:span></text:a></text:p>
          <text:p text:style-name="P3"><text:a xlink:type="simple" xlink:href="#__RefHeading__1008_983210444" text:style-name="Index_20_Link" text:visited-style-name="Index_20_Link"><text:span text:style-name="T10">4.3 Search a Contact, by Name, Phone Number, E-mail Address<text:tab/>9</text:span></text:a></text:p>
          <text:p text:style-name="P5"><text:a xlink:type="simple" xlink:href="#__RefHeading__1010_983210444" text:style-name="Index_20_Link" text:visited-style-name="Index_20_Link"><text:span text:style-name="T10">4.3.1 Description and Priority<text:tab/>10</text:span></text:a></text:p>
          <text:p text:style-name="P5"><text:a xlink:type="simple" xlink:href="#__RefHeading__1012_983210444" text:style-name="Index_20_Link" text:visited-style-name="Index_20_Link"><text:span text:style-name="T10">4.3.2 Stimulus/Response Sequences<text:tab/>10</text:span></text:a></text:p>
          <text:p text:style-name="P5"><text:a xlink:type="simple" xlink:href="#__RefHeading__1014_983210444" text:style-name="Index_20_Link" text:visited-style-name="Index_20_Link"><text:span text:style-name="T10">4.3.3 Functional Requirements<text:tab/>10</text:span></text:a></text:p>
          <text:p text:style-name="P3"><text:a xlink:type="simple" xlink:href="#__RefHeading__1016_983210444" text:style-name="Index_20_Link" text:visited-style-name="Index_20_Link"><text:span text:style-name="T10">4.4 Updating/Deleting the Phone Numbers, Email Addresses<text:tab/>11</text:span></text:a></text:p>
          <text:p text:style-name="P5"><text:a xlink:type="simple" xlink:href="#__RefHeading__1018_983210444" text:style-name="Index_20_Link" text:visited-style-name="Index_20_Link"><text:span text:style-name="T10">4.4.1 Description and Priority<text:tab/>11</text:span></text:a></text:p>
          <text:p text:style-name="P5"><text:a xlink:type="simple" xlink:href="#__RefHeading__1020_983210444" text:style-name="Index_20_Link" text:visited-style-name="Index_20_Link"><text:span text:style-name="T10">4.4.2 Stimulus/Response Sequences<text:tab/>11</text:span></text:a></text:p>
          <text:p text:style-name="P5"><text:a xlink:type="simple" xlink:href="#__RefHeading__1022_983210444" text:style-name="Index_20_Link" text:visited-style-name="Index_20_Link"><text:span text:style-name="T10">4.4.3 Functional Requirements<text:tab/>11</text:span></text:a></text:p>
          <text:p text:style-name="P3"><text:a xlink:type="simple" xlink:href="#__RefHeading__976_983210444" text:style-name="Index_20_Link" text:visited-style-name="Index_20_Link"><text:span text:style-name="T10">4.5 Help Feature<text:tab/>12</text:span></text:a></text:p>
          <text:p text:style-name="P5"><text:a xlink:type="simple" xlink:href="#__RefHeading__1791_1902252929" text:style-name="Index_20_Link" text:visited-style-name="Index_20_Link"><text:span text:style-name="T10">4.5.1 Description and Priority<text:tab/>12</text:span></text:a></text:p>
          <text:p text:style-name="P5"><text:a xlink:type="simple" xlink:href="#__RefHeading__980_983210444" text:style-name="Index_20_Link" text:visited-style-name="Index_20_Link"><text:span text:style-name="T10">4.5.2 Stimulus/Response Sequences<text:tab/>12</text:span></text:a></text:p>
          <text:p text:style-name="P5"><text:a xlink:type="simple" xlink:href="#__RefHeading__982_983210444" text:style-name="Index_20_Link" text:visited-style-name="Index_20_Link"><text:span text:style-name="T10">4.5.3 Functional Requirements<text:tab/>13</text:span></text:a></text:p>
          <text:p text:style-name="P3"><text:a xlink:type="simple" xlink:href="#__RefHeading__984_983210444" text:style-name="Index_20_Link" text:visited-style-name="Index_20_Link"><text:span text:style-name="T10">4.6 Address Book Storage<text:tab/>13</text:span></text:a></text:p>
          <text:p text:style-name="P5"><text:a xlink:type="simple" xlink:href="#__RefHeading__986_983210444" text:style-name="Index_20_Link" text:visited-style-name="Index_20_Link"><text:span text:style-name="T10">4.6.1 Description and Priority<text:tab/>13</text:span></text:a></text:p>
          <text:p text:style-name="P5"><text:a xlink:type="simple" xlink:href="#__RefHeading__988_983210444" text:style-name="Index_20_Link" text:visited-style-name="Index_20_Link"><text:span text:style-name="T10">4.6.2 Stimulus/Response Sequences<text:tab/>14</text:span></text:a></text:p>
          <text:p text:style-name="P5"><text:a xlink:type="simple" xlink:href="#__RefHeading__990_983210444" text:style-name="Index_20_Link" text:visited-style-name="Index_20_Link"><text:span text:style-name="T10">4.6.3 Functional Requirements<text:tab/>14</text:span></text:a></text:p>
          <text:p text:style-name="P3"><text:a xlink:type="simple" xlink:href="#__RefHeading__1793_1902252929" text:style-name="Index_20_Link" text:visited-style-name="Index_20_Link"><text:span text:style-name="T10">4.7 Group Feature<text:tab/>15</text:span></text:a></text:p>
          <text:p text:style-name="P4"><text:a xlink:type="simple" xlink:href="#__RefHeading__9_1564336429" text:style-name="Index_20_Link" text:visited-style-name="Index_20_Link"><text:span text:style-name="T10">5. Other Nonfunctional Requirements<text:tab/>15</text:span></text:a></text:p>
          <text:p text:style-name="P3"><text:a xlink:type="simple" xlink:href="#__RefHeading__1024_983210444" text:style-name="Index_20_Link" text:visited-style-name="Index_20_Link"><text:span text:style-name="T10">5.1 Performance Requirements<text:tab/>15</text:span></text:a></text:p>
          <text:p text:style-name="P5"><text:a xlink:type="simple" xlink:href="#__RefHeading__1795_1902252929" text:style-name="Index_20_Link" text:visited-style-name="Index_20_Link"><text:span text:style-name="T10">5.1.1 Quick Loading and Initial Response (timing to be decided)<text:tab/>15</text:span></text:a></text:p>
          <text:p text:style-name="P5"><text:a xlink:type="simple" xlink:href="#__RefHeading__1797_1902252929" text:style-name="Index_20_Link" text:visited-style-name="Index_20_Link"><text:span text:style-name="T10">5.1.2 Quick Response for Menus (timing to be decided)<text:tab/>15</text:span></text:a></text:p>
          <text:p text:style-name="P3"><text:a xlink:type="simple" xlink:href="#__RefHeading__1026_983210444" text:style-name="Index_20_Link" text:visited-style-name="Index_20_Link"><text:span text:style-name="T10">5.2 Safety Requirements<text:tab/>15</text:span></text:a></text:p>
          <text:p text:style-name="P5"><text:a xlink:type="simple" xlink:href="#__RefHeading__1799_1902252929" text:style-name="Index_20_Link" text:visited-style-name="Index_20_Link"><text:span text:style-name="T10">5.2.1 Data File Safety<text:tab/>15</text:span></text:a></text:p>
          <text:p text:style-name="P3"><text:a xlink:type="simple" xlink:href="#__RefHeading__1028_983210444" text:style-name="Index_20_Link" text:visited-style-name="Index_20_Link"><text:span text:style-name="T10">5.3 Security Requirements<text:tab/>16</text:span></text:a></text:p>
          <text:p text:style-name="P5"><text:soft-page-break/><text:a xlink:type="simple" xlink:href="#__RefHeading__1801_1902252929" text:style-name="Index_20_Link" text:visited-style-name="Index_20_Link"><text:span text:style-name="T10">5.3.1 Address Book Information Security<text:tab/>16</text:span></text:a></text:p>
          <text:p text:style-name="P3"><text:a xlink:type="simple" xlink:href="#__RefHeading__1030_983210444" text:style-name="Index_20_Link" text:visited-style-name="Index_20_Link"><text:span text:style-name="T10">5.4 Software Quality Attributes<text:tab/>16</text:span></text:a></text:p>
          <text:p text:style-name="P3"><text:a xlink:type="simple" xlink:href="#__RefHeading__1032_983210444" text:style-name="Index_20_Link" text:visited-style-name="Index_20_Link"><text:span text:style-name="T10">5.5 Business Rules<text:tab/>16</text:span></text:a></text:p>
          <text:p text:style-name="P4"><text:a xlink:type="simple" xlink:href="#__RefHeading__11_1564336429" text:style-name="Index_20_Link" text:visited-style-name="Index_20_Link"><text:span text:style-name="T10">6. Other Requirements<text:tab/>16</text:span></text:a></text:p>
        </text:index-body>
      </text:table-of-content>
      <text:p text:style-name="P7"/>
      <text:p text:style-name="P7"/>
      <text:p text:style-name="P68">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Name</text:p>
          </table:table-cell>
          <table:table-cell table:style-name="Table1.B1" office:value-type="string">
            <text:p text:style-name="P13">Date</text:p>
          </table:table-cell>
          <table:table-cell table:style-name="Table1.B1" office:value-type="string">
            <text:p text:style-name="P13">Reason For Changes</text:p>
          </table:table-cell>
          <table:table-cell table:style-name="Table1.D1" office:value-type="string">
            <text:p text:style-name="P13">Version</text:p>
          </table:table-cell>
        </table:table-row>
        <table:table-row table:style-name="Table1.1">
          <table:table-cell table:style-name="Table1.A2" office:value-type="string">
            <text:p text:style-name="P14">Team A</text:p>
            <text:p text:style-name="P14">[Fenil, Flaby, Shridhar]</text:p>
          </table:table-cell>
          <table:table-cell table:style-name="Table1.B2" office:value-type="string">
            <text:p text:style-name="P15">05-Nov-2012</text:p>
          </table:table-cell>
          <table:table-cell table:style-name="Table1.B2" office:value-type="string">
            <text:p text:style-name="P15">Initial Draft</text:p>
          </table:table-cell>
          <table:table-cell table:style-name="Table1.D2" office:value-type="string">
            <text:p text:style-name="P15">0.1</text:p>
          </table:table-cell>
        </table:table-row>
        <table:table-row table:style-name="Table1.1">
          <table:table-cell table:style-name="Table1.A3" office:value-type="string">
            <text:p text:style-name="P15"/>
          </table:table-cell>
          <table:table-cell table:style-name="Table1.B3" office:value-type="string">
            <text:p text:style-name="P15"/>
          </table:table-cell>
          <table:table-cell table:style-name="Table1.B3" office:value-type="string">
            <text:p text:style-name="P15"/>
          </table:table-cell>
          <table:table-cell table:style-name="Table1.D3" office:value-type="string">
            <text:p text:style-name="P15"/>
          </table:table-cell>
        </table:table-row>
      </table:table>
      <text:p text:style-name="P8"/>
      <text:p text:style-name="P6"/>
      <text:h text:style-name="P61" text:outline-level="1"><text:bookmark-start text:name="__RefHeading__1_1564336429"/>Introduction<text:bookmark-end text:name="__RefHeading__1_1564336429"/></text:h>
      <text:h text:style-name="P62" text:outline-level="2"><text:bookmark-start text:name="__RefHeading__944_983210444"/>Purpose <text:bookmark-end text:name="__RefHeading__944_983210444"/></text:h>
      <text:p text:style-name="P69">&lt;Identify the product whose software requirements are specified in this document, including the revision or release number. Describe the scope of the product that is covered by this SRS, particularly if this SRS describes only part of the system or a single subsystem.&gt;</text:p>
      <text:p text:style-name="P69"/>
      <text:p text:style-name="P20">Address Book is a small application written in C language. It keeps track of names and telephone/mobile numbers and e-mail addresses. It is a console application which uses standard I/O for adding and deleting contact names, phone numbers and e-mail addresses, searching names and associated numbers and email addresses, updating numbers and email addresses, and deleting contacts.</text:p>
      <text:h text:style-name="P62" text:outline-level="2"><text:bookmark-start text:name="__RefHeading__946_983210444"/>Document Conventions<text:bookmark-end text:name="__RefHeading__946_983210444"/></text:h>
      <text:p text:style-name="P69">&lt;Describe any standards or typographical conventions that were followed when writing this SRS, such as fonts or highlighting that have special significance. For example, state whether priorities <text:s/>for higher-level requirements are assumed to be inherited by detailed requirements, or whether every requirement statement is to have its own priority.&gt;</text:p>
      <text:p text:style-name="P69"/>
      <text:p text:style-name="P59">The SDLC for this product uses an incremental model with multiple phases. Requirements for phases I and II are given in this document. Within each phase, the water fall model is used with the following steps:</text:p>
      <text:p text:style-name="P59">R – Requirements</text:p>
      <text:p text:style-name="P59">D – Design, both high and low level.</text:p>
      <text:p text:style-name="P59">C – Coding</text:p>
      <text:p text:style-name="P59">T – Testing (Unit Testing + System Testing)</text:p>
      <text:p text:style-name="P59"/>
      <text:p text:style-name="P59">The documents listed above will have tags against each important requirement, design, coding <text:s/>or testing item. Traceability can be documented and verified for completeness of the product.</text:p>
      <text:h text:style-name="P62" text:outline-level="2"><text:bookmark-start text:name="__RefHeading__948_983210444"/>Intended Audience and Reading Suggestions<text:bookmark-end text:name="__RefHeading__948_983210444"/></text:h>
      <text:p text:style-name="P69">&lt;Describe the different types of reader that the document is intended for, such as developers, project managers, marketing staff, users, testers, and documentation writers. Describe what the rest of this SRS contains and how it is organized. Suggest a sequence for reading the document, beginning with the overview sections and proceeding through the sections that are most pertinent to each reader type.&gt;</text:p>
      <text:p text:style-name="P69"/>
      <text:p text:style-name="P20">This document is the requirement specifications for the Address Book. It documents all the requirements for the product. It serves as a reference for validating the same with the customer. Once accepted by the customer, it serves as a reference for high level design for the “Address Book”. The designs and requirements are tagged for traceability.</text:p>
      <text:h text:style-name="P62" text:outline-level="2"><text:bookmark-start text:name="__RefHeading__950_983210444"/><text:soft-page-break/>Product Scope<text:bookmark-end text:name="__RefHeading__950_983210444"/></text:h>
      <text:p text:style-name="P69">&lt;Provide a short description of the software being specified and its purpose, including relevant benefits, objectives, and goals. Relate the software to corporate goals or business strategies. If a separate vision and scope document is available, refer to it rather than duplicating its contents here.&gt;</text:p>
      <text:p text:style-name="P69"/>
      <text:p text:style-name="P20">Phase I of the Address Book will be a small product demonstrating the use of only C in such an application. It will assume a small file-based storage which will be accessed using file operations. It will not be suitable for a large amount of data. It will not be using any optimal data structures or algorithms in the initial versions. Phase I does not include import/export feature and groups.</text:p>
      <text:p text:style-name="P20">Later versions can incorporate fast searching (for example, using indexes) and fast addition/updates, larger amounts of data using suitable data structures and algorithms.</text:p>
      <text:h text:style-name="P62" text:outline-level="2"><text:bookmark-start text:name="__RefHeading__952_983210444"/>References<text:bookmark-end text:name="__RefHeading__952_983210444"/></text:h>
      <text:p text:style-name="P69">&lt;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p>
      <text:p text:style-name="P69"/>
      <text:p text:style-name="Text_20_body"><text:span text:style-name="T10">Customer Requirement Specification Document: </text:span><text:a xlink:type="simple" xlink:href="../Address_Book_CRS.odt"><text:span text:style-name="T10">Address_Book_CRS.odt</text:span></text:a><text:span text:style-name="T10">.</text:span></text:p>
      <text:p text:style-name="P20"/>
      <text:p text:style-name="P20"/>
      <text:h text:style-name="P60" text:outline-level="1"><text:bookmark-start text:name="__RefHeading__3_1564336429"/>Overall Description<text:bookmark-end text:name="__RefHeading__3_1564336429"/></text:h>
      <text:h text:style-name="P62" text:outline-level="2"><text:bookmark-start text:name="__RefHeading__954_983210444"/>Product Perspective<text:bookmark-end text:name="__RefHeading__954_983210444"/></text:h>
      <text:p text:style-name="P69">&lt;Describe the context and origin of the product being specified in this SRS. For example, state whether this product is a 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p text:style-name="P69"/>
      <text:p text:style-name="P20">Address Book is a new product. It is designed to support a set of functionalities and for a small amount of book data in the initial version. Later versions can extend it for larger books and more efficient operations.</text:p>
      <text:h text:style-name="P62" text:outline-level="2"><text:bookmark-start text:name="__RefHeading__956_983210444"/>Product Functions<text:bookmark-end text:name="__RefHeading__956_983210444"/></text:h>
      <text:p text:style-name="P69">&lt;Summarize the major functions the product must perform or must let the user perform. Details will be provided in Section 3, so only a high level summary (such as a bullet list) is needed here. Organize the functions to make them understandable to any reader of the SRS. A picture of the major groups of related requirements and how they relate, such as a top level data flow diagram or object class diagram, is often effective.&gt;</text:p>
      <text:p text:style-name="P69"/>
      <text:p text:style-name="P20"><text:soft-page-break/>The functionality to be implemented in the initial version are:</text:p>
      <text:p text:style-name="P20"/>
      <text:p text:style-name="P21">Phase I functionality</text:p>
      <text:list xml:id="list1275035361" text:style-name="L1">
        <text:list-item>
          <text:p text:style-name="P23">Add a Contact</text:p>
        </text:list-item>
      </text:list>
      <text:list xml:id="list72675511" text:style-name="L2">
        <text:list-item>
          <text:p text:style-name="P24">Add a contact giving user name [mandatory].</text:p>
        </text:list-item>
        <text:list-item>
          <text:p text:style-name="P24">Add phone numbers to the newly added contact[optional].</text:p>
        </text:list-item>
        <text:list-item>
          <text:p text:style-name="P24">Add e-mail addresses to the newly added contact[optional].</text:p>
          <text:p text:style-name="P24"/>
        </text:list-item>
      </text:list>
      <text:list xml:id="list749255950" text:continue-list="list1275035361" text:style-name="L1">
        <text:list-item>
          <text:p text:style-name="P23">List All Contacts</text:p>
          <text:p text:style-name="P23"/>
        </text:list-item>
        <text:list-item>
          <text:p text:style-name="P23">Search a Contact</text:p>
        </text:list-item>
      </text:list>
      <text:list xml:id="list1766649506" text:style-name="L3">
        <text:list-item>
          <text:p text:style-name="P25">Search a contact by name.</text:p>
        </text:list-item>
        <text:list-item>
          <text:p text:style-name="P25">Search contact by phone number.</text:p>
        </text:list-item>
        <text:list-item>
          <text:p text:style-name="P25">Search contact by e-mail address.</text:p>
        </text:list-item>
        <text:list-item>
          <text:p text:style-name="P25"/>
        </text:list-item>
      </text:list>
      <text:list xml:id="list940286870" text:continue-list="list749255950" text:style-name="L1">
        <text:list-item>
          <text:p text:style-name="P23">Edit a Contact</text:p>
        </text:list-item>
      </text:list>
      <text:list xml:id="list809674277" text:style-name="L4">
        <text:list-item>
          <text:p text:style-name="P26">Edit <text:s/>name.</text:p>
        </text:list-item>
        <text:list-item>
          <text:p text:style-name="P26">Add/edit/delete a phone number.</text:p>
        </text:list-item>
        <text:list-item>
          <text:p text:style-name="P26">Add/edit/delete an email address.</text:p>
          <text:p text:style-name="P26"/>
        </text:list-item>
      </text:list>
      <text:list xml:id="list254979869" text:continue-list="list940286870" text:style-name="L1">
        <text:list-item>
          <text:p text:style-name="P23">Delete a contact along with all associated phone numbers and email addresses.</text:p>
          <text:p text:style-name="P23"/>
        </text:list-item>
        <text:list-item>
          <text:p text:style-name="P23">Save the address book.</text:p>
          <text:p text:style-name="P23"/>
        </text:list-item>
        <text:list-item>
          <text:p text:style-name="P23">Exit the application.</text:p>
        </text:list-item>
      </text:list>
      <text:p text:style-name="P20"/>
      <text:p text:style-name="P21">Phase II functionality</text:p>
      <text:p text:style-name="P21"/>
      <text:p text:style-name="P27">Phase II functionality may be described in this document. However, they can be modified/refined later and implemented only after Phase I is successfully implemented, tested and deployed.</text:p>
      <text:p text:style-name="P27"/>
      <text:list xml:id="list1094363373" text:continue-numbering="true" text:style-name="L1">
        <text:list-item>
          <text:p text:style-name="P23">Export/import contacts.</text:p>
        </text:list-item>
        <text:list-item>
          <text:p text:style-name="P23">Groups</text:p>
        </text:list-item>
      </text:list>
      <text:h text:style-name="P62" text:outline-level="2"><text:bookmark-start text:name="__RefHeading__958_983210444"/>User Classes and Characteristics<text:bookmark-end text:name="__RefHeading__958_983210444"/></text:h>
      <text:p text:style-name="P69">&lt;Identify the various user classes that you anticipate will use this product. User classes may be differentiated based on frequency of use, subset of product functions used, technical expertise, security or privilege levels, educational level, or experience. Describe the pertinent characteristics of each user class. <text:soft-page-break/>Certain requirements may pertain only to certain user classes. Distinguish the most important user classes for this product from those who are less important to satisfy.&gt;</text:p>
      <text:p text:style-name="P69"/>
      <text:p text:style-name="P20">There will a single person controlling all editing as well as searching options. In future versions, a server-like system can be provided for a restricted user who has limited operations such as searching only. Groups can be added giving more powerful access to data about other members in the group.</text:p>
      <text:h text:style-name="P62" text:outline-level="2"><text:bookmark-start text:name="__RefHeading__960_983210444"/>Operating Environment<text:bookmark-end text:name="__RefHeading__960_983210444"/></text:h>
      <text:p text:style-name="P69">&lt;Describe the environment in which the software will operate, including the hardware platform, operating system and versions, and any other software components or applications with which it must peacefully coexist.&gt;</text:p>
      <text:p text:style-name="P69"/>
      <text:p text:style-name="P20">This product can be used on Linux systems which has C compiler and run-time support, i.e., standard C library(glibc). </text:p>
      <text:h text:style-name="P62" text:outline-level="2"><text:bookmark-start text:name="__RefHeading__962_983210444"/>Design and Implementation Constraints<text:bookmark-end text:name="__RefHeading__962_983210444"/></text:h>
      <text:p text:style-name="P69">&lt;Describe any items or issues that will limit the options available to the developers. These might include: corporate or regulatory policies; hardware limitations (timing requirements, memory requirements); interfaces to other applications; specific technologies, tools, and databases to be used; parallel operations; language requirements; communications protocols; security considerations; design conventions or programming standards (for example, if the customer’s organization will be responsible for maintaining the delivered software).&gt;</text:p>
      <text:p text:style-name="P20"/>
      <text:p text:style-name="P20">This project is meant more for demonstration than for an end user. There is restriction to using only C programming at application level. No sophisticated data structures should be used for initial version. Simple arrays and strings can be used.</text:p>
      <text:p text:style-name="P20">Later versions can add more to it after gaining sufficient knowledge of data structures, efficient algorithms and UNIX internals.</text:p>
      <text:h text:style-name="P62" text:outline-level="2"><text:bookmark-start text:name="__RefHeading__964_983210444"/>User Documentation<text:bookmark-end text:name="__RefHeading__964_983210444"/></text:h>
      <text:p text:style-name="P69">&lt;List the user documentation components (such as user manuals, on-line help, and tutorials) that will be delivered along with the software. Identify any known user documentation delivery formats or standards.&gt;</text:p>
      <text:p text:style-name="P69"/>
      <text:list xml:id="list1020575198" text:style-name="L5">
        <text:list-item>
          <text:p text:style-name="P28">On-line help with -h command option.</text:p>
        </text:list-item>
        <text:list-item>
          <text:p text:style-name="P28">README.txt Release Notes files.</text:p>
        </text:list-item>
        <text:list-item>
          <text:p text:style-name="P28">README.html browser based help.</text:p>
        </text:list-item>
        <text:list-item>
          <text:p text:style-name="P28">For any prompt, using help should provided context sensitive help.</text:p>
        </text:list-item>
      </text:list>
      <text:h text:style-name="P62" text:outline-level="2"><text:bookmark-start text:name="__RefHeading__966_983210444"/><text:soft-page-break/>Assumptions and Dependencies<text:bookmark-end text:name="__RefHeading__966_983210444"/></text:h>
      <text:p text:style-name="P69">&lt;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unless they are already documented elsewhere (for example, in the vision and scope document or the project plan).&gt;</text:p>
      <text:h text:style-name="P60" text:outline-level="1"><text:bookmark-start text:name="__RefHeading__5_1564336429"/>External Interface Requirements<text:bookmark-end text:name="__RefHeading__5_1564336429"/></text:h>
      <text:h text:style-name="P62" text:outline-level="2"><text:bookmark-start text:name="__RefHeading__968_983210444"/>User Interfaces<text:bookmark-end text:name="__RefHeading__968_983210444"/></text:h>
      <text:p text:style-name="P69">&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p text:style-name="P69"/>
      <text:p text:style-name="P20">Address Book will be invoked using command line. A list of command line and Menu options is given below:</text:p>
      <text:p text:style-name="P20"/>
      <text:p text:style-name="P20">Let ABK be the name of the executable.</text:p>
      <text:p text:style-name="P20">The menus invoked in a hierarchical order after invocation of ABK are:</text:p>
      <text:p text:style-name="P20">ABK main menu</text:p>
      <text:list xml:id="list1314250131" text:style-name="L6">
        <text:list-item>
          <text:p text:style-name="P29">[A]dd contact</text:p>
        </text:list-item>
        <text:list-item>
          <text:p text:style-name="P29">[L]ist all the contacts</text:p>
        </text:list-item>
        <text:list-item>
          <text:p text:style-name="P29">[E]dit contact name and details</text:p>
        </text:list-item>
        <text:list-item>
          <text:p text:style-name="P29">[S]earch – Search for a contact, display details</text:p>
        </text:list-item>
        <text:list-item>
          <text:p text:style-name="P29">[D]elete contact</text:p>
        </text:list-item>
        <text:list-item>
          <text:p text:style-name="P29">SA[V]E</text:p>
        </text:list-item>
        <text:list-item>
          <text:p text:style-name="P29">E[X]IT to command line.</text:p>
        </text:list-item>
      </text:list>
      <text:p text:style-name="P20"/>
      <text:p text:style-name="P20">Add contact menu</text:p>
      <text:list xml:id="list357376320" text:style-name="L7">
        <text:list-item>
          <text:p text:style-name="P30">Add a [C]ontact name</text:p>
        </text:list-item>
        <text:list-item>
          <text:p text:style-name="P30">Add [D]etails menu</text:p>
        </text:list-item>
        <text:list-item>
          <text:p text:style-name="P30">E[X]IT to main menu</text:p>
        </text:list-item>
      </text:list>
      <text:p text:style-name="P20"/>
      <text:p text:style-name="P58"/>
      <text:p text:style-name="P20">Add details menu</text:p>
      <text:list xml:id="list693923923" text:style-name="L8">
        <text:list-item>
          <text:p text:style-name="P31">Add a [P]hone number menu</text:p>
        </text:list-item>
        <text:list-item>
          <text:p text:style-name="P31">Add an [E]mail address <text:s/>menu</text:p>
        </text:list-item>
        <text:list-item>
          <text:p text:style-name="P31">E[X]IT to add contact menu</text:p>
        </text:list-item>
      </text:list>
      <text:p text:style-name="P20"/>
      <text:p text:style-name="P20">Edit contact menu</text:p>
      <text:list xml:id="list943751974" text:style-name="L9">
        <text:list-item>
          <text:p text:style-name="P47">[L]ist all contact names with details</text:p>
        </text:list-item>
        <text:list-item>
          <text:p text:style-name="P47">Search by [C]ontact name</text:p>
        </text:list-item>
        <text:list-item>
          <text:p text:style-name="P47">Search by [P]hone number</text:p>
        </text:list-item>
        <text:list-item>
          <text:p text:style-name="P47">Search by [E]mail address</text:p>
        </text:list-item>
      </text:list>
      <text:p text:style-name="P55"/>
      <text:p text:style-name="P55">Choose contact to use by serial number</text:p>
      <text:list xml:id="list1328184348" text:continue-numbering="true" text:style-name="L9">
        <text:list-header>
          <text:p text:style-name="P52">If successful go to modifications menu</text:p>
        </text:list-header>
      </text:list>
      <text:p text:style-name="P46"/>
      <text:p text:style-name="P55">Modifications Menu</text:p>
      <text:list xml:id="list221295529" text:style-name="L10">
        <text:list-item>
          <text:p text:style-name="P48">Edit [C]ontact</text:p>
        </text:list-item>
        <text:list-item>
          <text:p text:style-name="P48">Edit [P]hone numbers of the contact</text:p>
        </text:list-item>
        <text:list-item>
          <text:p text:style-name="P48">Edit [E]mail addresses of the contact</text:p>
        </text:list-item>
        <text:list-item>
          <text:p text:style-name="P48">E[X]IT to main menu</text:p>
        </text:list-item>
      </text:list>
      <text:p text:style-name="P46"/>
      <text:p text:style-name="P55">Edit Phone Numbers Menu</text:p>
      <text:list xml:id="list1352162687" text:style-name="L25">
        <text:list-item>
          <text:p text:style-name="P49">[A]dd phone number</text:p>
        </text:list-item>
        <text:list-item>
          <text:p text:style-name="P49">[M]odify phone number</text:p>
        </text:list-item>
        <text:list-item>
          <text:p text:style-name="P49">[D]elete phone number</text:p>
        </text:list-item>
        <text:list-item>
          <text:p text:style-name="P49">E[X]it to modification menu</text:p>
          <text:p text:style-name="P49"/>
        </text:list-item>
      </text:list>
      <text:p text:style-name="P55">Edit Email Addresses Menu</text:p>
      <text:list xml:id="list1711234883" text:style-name="L27">
        <text:list-item>
          <text:p text:style-name="P50">[A]dd email address</text:p>
        </text:list-item>
        <text:list-item>
          <text:p text:style-name="P50">[M]odify email address</text:p>
        </text:list-item>
        <text:list-item>
          <text:p text:style-name="P50">[D]elete email address</text:p>
        </text:list-item>
        <text:list-item>
          <text:p text:style-name="P50">E[X]it to modification menu</text:p>
          <text:p text:style-name="P50"/>
        </text:list-item>
      </text:list>
      <text:p text:style-name="P55">Choose contact prompt: Enter the serial number of contact</text:p>
      <text:p text:style-name="P55">If valid contact, go to edit details menu, else give message and prompt again.</text:p>
      <text:p text:style-name="P55">If response to prompt is blank string, return to edit contact menu.</text:p>
      <text:p text:style-name="P55"/>
      <text:p text:style-name="P57">Search menu</text:p>
      <text:list xml:id="list930704794" text:style-name="L12">
        <text:list-item>
          <text:p text:style-name="P32">[L]ist all contacts</text:p>
        </text:list-item>
        <text:list-item>
          <text:p text:style-name="P32">Search by [C]ontact name</text:p>
        </text:list-item>
        <text:list-item>
          <text:p text:style-name="P32">Search by [P]hone number</text:p>
        </text:list-item>
        <text:list-item>
          <text:p text:style-name="P32">Search by [E]mail address</text:p>
        </text:list-item>
        <text:list-item>
          <text:p text:style-name="P32">E[X]IT</text:p>
          <text:p text:style-name="P32"/>
        </text:list-item>
      </text:list>
      <text:p text:style-name="P71"><text:span text:style-name="T9">Delete c</text:span>ontact menu:</text:p>
      <text:list xml:id="list1399588148" text:style-name="L13">
        <text:list-item>
          <text:p text:style-name="P51">Search for a contact</text:p>
        </text:list-item>
        <text:list-item>
          <text:p text:style-name="P51">Choose a name (if more than 1 successfully)</text:p>
        </text:list-item>
        <text:list-item>
          <text:p text:style-name="P51">Delete</text:p>
        </text:list-item>
        <text:list-item>
          <text:p text:style-name="P51">Exit</text:p>
        </text:list-item>
      </text:list>
      <text:p text:style-name="P56"/>
      <text:p text:style-name="P70">Exit from application </text:p>
      <text:list xml:id="list1151415003" text:style-name="L28">
        <text:list-item>
          <text:p text:style-name="P72">[S]ave changes and exit</text:p>
        </text:list-item>
        <text:list-item>
          <text:p text:style-name="P72">[D]iscard changes </text:p>
        </text:list-item>
        <text:list-item>
          <text:p text:style-name="P72">[C]ancel</text:p>
        </text:list-item>
      </text:list>
      <text:p text:style-name="P70"/>
      <text:h text:style-name="P62" text:outline-level="2"><text:bookmark-start text:name="__RefHeading__970_983210444"/>Hardware Interfaces<text:bookmark-end text:name="__RefHeading__970_983210444"/></text:h>
      <text:p text:style-name="P69">&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p>
      <text:p text:style-name="P69"/>
      <text:p text:style-name="P70">For the user, the monitor and the keyboard connected to the system will be the hardware interfaces to use this application.</text:p>
      <text:h text:style-name="P62" text:outline-level="2"><text:bookmark-start text:name="__RefHeading__972_983210444"/>Software Interfaces<text:bookmark-end text:name="__RefHeading__972_983210444"/></text:h>
      <text:p text:style-name="P69">&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p text:style-name="P69"/>
      <text:p text:style-name="P20">Address Book will store all its data in a file with .ABK extension. It will use the default file unless any other file is specified at invocation time.</text:p>
      <text:p text:style-name="P20"/>
      <text:p text:style-name="P20">After Phase II, It will be able to import from and export to other similar files.</text:p>
      <text:h text:style-name="P62" text:outline-level="2"><text:bookmark-start text:name="__RefHeading__974_983210444"/><text:soft-page-break/>Communications Interfaces<text:bookmark-end text:name="__RefHeading__974_983210444"/></text:h>
      <text:p text:style-name="P69">&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h text:style-name="P60" text:outline-level="1"><text:bookmark-start text:name="__RefHeading__7_1564336429"/>System Features<text:bookmark-end text:name="__RefHeading__7_1564336429"/></text:h>
      <text:p text:style-name="P69">&lt;This template illustrates organizing the functional requirements for the product by system features, the major services provided by the product. You may prefer to organize this section by use case, mode of operation, user class, object class, functional hierarchy, or combinations of these, whatever makes the most logical sense for your product.&gt;</text:p>
      <text:p text:style-name="P69"/>
      <text:p text:style-name="P20">The product will use multiple phases for delivering the requirements. The features below are scheduled for a first release and a second release. The first release will have the basic functionalities. </text:p>
      <text:p text:style-name="P20"/>
      <text:p text:style-name="P33">Phase I Features:</text:p>
      <text:p text:style-name="P59">These are the basic functionality of address book.</text:p>
      <text:h text:style-name="P62" text:outline-level="2"><text:bookmark-start text:name="__RefHeading__1789_1902252929"/>Adding a Contact<text:bookmark-end text:name="__RefHeading__1789_1902252929"/></text:h>
      <text:p text:style-name="P20">This is the feature by which contacts are added to the address book. Once a contact is added, its details, namely, zero or more phone numbers and zero or more email addresses can be associated with it.</text:p>
      <text:p text:style-name="P6"/>
      <text:p text:style-name="P69">&lt;Don’t really say “System Feature 1.” State the feature name in just a few words.&gt;</text:p>
      <text:h text:style-name="P64" text:outline-level="3"><text:bookmark-start text:name="__RefHeading__994_983210444"/>Description and Priority<text:bookmark-end text:name="__RefHeading__994_983210444"/></text:h>
      <text:p text:style-name="P73">&lt;Provide a short description of the feature and indicate whether it is of High, Medium, or Low priority. You could also include specific priority component ratings, such as benefit, penalty, cost, and risk (each rated on a relative scale from from a high of 1 to a low of <text:s/>9).&gt;</text:p>
      <text:p text:style-name="P74"/>
      <text:p text:style-name="P22">Priority: 1</text:p>
      <text:list xml:id="list616893727" text:style-name="L14">
        <text:list-item>
          <text:p text:style-name="P34">It should be possible to add the name of a contact.</text:p>
        </text:list-item>
        <text:list-item>
          <text:p text:style-name="P34">If the contact name is already present, it should display the error and not add the contact again.</text:p>
        </text:list-item>
        <text:list-item>
          <text:p text:style-name="P34">Once a contact has been added, it should be possible to add phone numbers and email addresses for the contact.</text:p>
        </text:list-item>
        <text:list-item>
          <text:p text:style-name="P34">It should be possible to exit the application.</text:p>
        </text:list-item>
        <text:list-item>
          <text:p text:style-name="P34">Before exiting, the user will be asked if the data have to be saved or not.</text:p>
        </text:list-item>
        <text:list-item>
          <text:p text:style-name="P34">In case save is required, it will be saved in the default .ABK file.</text:p>
        </text:list-item>
      </text:list>
      <text:h text:style-name="P64" text:outline-level="3"><text:bookmark-start text:name="__RefHeading__996_983210444"/>Stimulus/Response Sequences<text:bookmark-end text:name="__RefHeading__996_983210444"/></text:h>
      <text:p text:style-name="P73"><text:soft-page-break/>&lt;List the sequences of user actions and system responses that stimulate the behavior defined for this feature. These will correspond to the dialog elements associated with use cases.&gt;</text:p>
      <text:p text:style-name="P74"/>
      <text:p text:style-name="P20">The application should be invoked and should be in the main menu. Choosing the menu item code of [A] should start the interaction for adding a contact. The system will ask for the name of the contact. In case it succeeds, it should display success and move to the add details menu organized under the main menu.</text:p>
      <text:h text:style-name="P65" text:outline-level="3"><text:bookmark-start text:name="__RefHeading__998_983210444"/>Functional Requirements<text:bookmark-end text:name="__RefHeading__998_983210444"/></text:h>
      <text:p text:style-name="P73">&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 necessary information is not yet available.&gt;</text:p>
      <text:p text:style-name="P74"/>
      <text:p text:style-name="P73">&lt;Each requirement should be uniquely identified with a sequence number or a meaningful tag of some kind.&gt;</text:p>
      <text:p text:style-name="P77"/>
      <text:p text:style-name="P77"/>
      <text:p text:style-name="P77"/>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5">TAG</text:p>
          </table:table-cell>
          <table:table-cell table:style-name="Table3.A1" office:value-type="string">
            <text:p text:style-name="P35">Menu</text:p>
          </table:table-cell>
          <table:table-cell table:style-name="Table3.A1" office:value-type="string">
            <text:p text:style-name="P35">Option Chosen</text:p>
          </table:table-cell>
          <table:table-cell table:style-name="Table3.D1" office:value-type="string">
            <text:p text:style-name="P35">Action</text:p>
          </table:table-cell>
        </table:table-row>
        <table:table-row>
          <table:table-cell table:style-name="Table3.A8" office:value-type="string">
            <text:p text:style-name="P20">RS_AB_01_01</text:p>
          </table:table-cell>
          <table:table-cell table:style-name="Table3.B8" office:value-type="string">
            <text:p text:style-name="P20">Command line</text:p>
          </table:table-cell>
          <table:table-cell table:style-name="Table3.C8" office:value-type="string">
            <text:p text:style-name="P20">ABK</text:p>
          </table:table-cell>
          <table:table-cell table:style-name="Table3.D8" office:value-type="string">
            <text:p text:style-name="P20">Main menu should be displayed and add contact menu option 'A' should be selected to use this feature of the address book.</text:p>
          </table:table-cell>
        </table:table-row>
        <table:table-row>
          <table:table-cell table:style-name="Table3.A3" office:value-type="string">
            <text:p text:style-name="P20">RS_AB_01_02</text:p>
          </table:table-cell>
          <table:table-cell table:style-name="Table3.B3" office:value-type="string">
            <text:p text:style-name="P20">Add contact</text:p>
          </table:table-cell>
          <table:table-cell table:style-name="Table3.C3" office:value-type="string">
            <text:p text:style-name="P20">[A]</text:p>
          </table:table-cell>
          <table:table-cell table:style-name="Table3.D3" office:value-type="string">
            <text:p text:style-name="P20">Prompt for the name. Create a contact with the response name if not present and move to add details menu. Else give error and return to add contact menu.</text:p>
          </table:table-cell>
        </table:table-row>
        <table:table-row>
          <table:table-cell table:style-name="Table3.A8" office:value-type="string">
            <text:p text:style-name="P20">RS_AB_01_03</text:p>
          </table:table-cell>
          <table:table-cell table:style-name="Table3.B8" office:value-type="string">
            <text:p text:style-name="P20">Add details menu</text:p>
          </table:table-cell>
          <table:table-cell table:style-name="Table3.C8" office:value-type="string">
            <text:p text:style-name="P20">[P]</text:p>
          </table:table-cell>
          <table:table-cell table:style-name="Table3.D8" office:value-type="string">
            <text:p text:style-name="P20">Prompt for a phone number. If response has a valid phone number which is not present already for the last contact, add it. Else if is not valid or if it is already present, give suitable error message and prompt again. If response is a blank string, return to add details menu.</text:p>
          </table:table-cell>
        </table:table-row>
        <table:table-row>
          <table:table-cell table:style-name="Table3.A8" office:value-type="string">
            <text:p text:style-name="P20">RS_AB_01_04</text:p>
          </table:table-cell>
          <table:table-cell table:style-name="Table3.B8" office:value-type="string">
            <text:p text:style-name="P20">Add details menu</text:p>
          </table:table-cell>
          <table:table-cell table:style-name="Table3.C8" office:value-type="string">
            <text:p text:style-name="P20">[E]</text:p>
          </table:table-cell>
          <table:table-cell table:style-name="Table3.D8" office:value-type="string">
            <text:p text:style-name="P20">Prompt for an email address. If response has a valid email address which is not present already for the contact, add it. Else if is not valid or if it is already <text:soft-page-break/>present, give suitable error message and prompt again. If response is a blank string, return to add details menu.</text:p>
          </table:table-cell>
        </table:table-row>
        <table:table-row>
          <table:table-cell table:style-name="Table3.A8" office:value-type="string">
            <text:p text:style-name="P20">RS_AB_01_05</text:p>
          </table:table-cell>
          <table:table-cell table:style-name="Table3.B8" office:value-type="string">
            <text:p text:style-name="P20">Add details menu</text:p>
          </table:table-cell>
          <table:table-cell table:style-name="Table3.C8" office:value-type="string">
            <text:p text:style-name="P20">[X]</text:p>
          </table:table-cell>
          <table:table-cell table:style-name="Table3.D8" office:value-type="string">
            <text:p text:style-name="P20">Return to add contact menu.</text:p>
          </table:table-cell>
        </table:table-row>
        <table:table-row>
          <table:table-cell table:style-name="Table3.A8" office:value-type="string">
            <text:p text:style-name="P20">RS_AB_01_06</text:p>
          </table:table-cell>
          <table:table-cell table:style-name="Table3.B8" office:value-type="string">
            <text:p text:style-name="P20">Add contact menu</text:p>
          </table:table-cell>
          <table:table-cell table:style-name="Table3.C8" office:value-type="string">
            <text:p text:style-name="P20">[X]</text:p>
          </table:table-cell>
          <table:table-cell table:style-name="Table3.D8" office:value-type="string">
            <text:p text:style-name="P20">Return to main menu.</text:p>
          </table:table-cell>
        </table:table-row>
        <table:table-row>
          <table:table-cell table:style-name="Table3.A8" office:value-type="string">
            <text:p text:style-name="P20">RS_AB_01_07</text:p>
          </table:table-cell>
          <table:table-cell table:style-name="Table3.B8" office:value-type="string">
            <text:p text:style-name="P20">ABK main menu</text:p>
          </table:table-cell>
          <table:table-cell table:style-name="Table3.C8" office:value-type="string">
            <text:p text:style-name="P20">[X]</text:p>
          </table:table-cell>
          <table:table-cell table:style-name="Table3.D8" office:value-type="string">
            <text:p text:style-name="P20">Ask user whether to save any changes if made. Save .ABK file if needed. Return from the program.</text:p>
          </table:table-cell>
        </table:table-row>
      </table:table>
      <text:h text:style-name="P62" text:outline-level="2"><text:bookmark-start text:name="__RefHeading__1000_983210444"/>Deletion of Contact<text:bookmark-end text:name="__RefHeading__1000_983210444"/></text:h>
      <text:p text:style-name="P20">By this feature a contact and all its associated phone numbers and email addresses will be deleted.</text:p>
      <text:p text:style-name="P6"/>
      <text:h text:style-name="P64" text:outline-level="3"><text:bookmark-start text:name="__RefHeading__1002_983210444"/>Description and Priority<text:bookmark-end text:name="__RefHeading__1002_983210444"/></text:h>
      <text:p text:style-name="P73">&lt;Provide a short description of the feature and indicate whether it is of High, Medium, or Low priority. You could also include specific priority component ratings, such as benefit, penalty, cost, and risk (each rated on a relative scale from a low of 1 to a high of 9).&gt;</text:p>
      <text:p text:style-name="P74"/>
      <text:p text:style-name="P22">Priority: 9</text:p>
      <text:list xml:id="list334729772" text:style-name="L15">
        <text:list-item>
          <text:p text:style-name="P36">It should be possible to delete a contact.</text:p>
        </text:list-item>
        <text:list-item>
          <text:p text:style-name="P36">For this a contact name can be entered and searched.</text:p>
        </text:list-item>
        <text:list-item>
          <text:p text:style-name="P36">If found, the user will be asked to confirm deletion. If user confirms then delete.</text:p>
        </text:list-item>
        <text:list-item>
          <text:p text:style-name="P36">Otherwise, if not found or if user cancels it, do not delete the contact.</text:p>
        </text:list-item>
        <text:list-item>
          <text:p text:style-name="P36">Once a contact is deleted, all associated phone numbers and email addresses should also be deleted.</text:p>
        </text:list-item>
      </text:list>
      <text:p text:style-name="P9"/>
      <text:h text:style-name="P64" text:outline-level="3"><text:bookmark-start text:name="__RefHeading__1004_983210444"/>Stimulus/Response Sequences<text:bookmark-end text:name="__RefHeading__1004_983210444"/></text:h>
      <text:p text:style-name="P73">&lt;List the sequences of user actions and system responses that stimulate the behavior defined for this feature. These will correspond to the dialog elements associated with use cases.&gt;</text:p>
      <text:p text:style-name="P74"/>
      <text:p text:style-name="P20">The application should be invoked and should be in the ABK main menu. Choosing the menu item code of [D] should start the interaction for deleting a contact. The system will ask for the name of the contact. In case it finds, it should ask for confirmation from the user and after that delete the contact along with all associated phone numbers and email address. If not found it should give the user an error message and give the prompt again. If the response is a blank name input, application should go back to the main menu.</text:p>
      <text:h text:style-name="P64" text:outline-level="3"><text:bookmark-start text:name="__RefHeading__1006_983210444"/>Functional Requirements<text:bookmark-end text:name="__RefHeading__1006_983210444"/></text:h>
      <text:p text:style-name="P73"><text:soft-page-break/>&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 necessary information is not yet available.&gt;</text:p>
      <text:p text:style-name="P74"/>
      <text:p text:style-name="P73">&lt;Each requirement should be uniquely identified with a sequence number or a meaningful tag of some kind.&gt;</text:p>
      <text:p text:style-name="P77"/>
      <text:p text:style-name="P77"/>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0">TAG</text:p>
          </table:table-cell>
          <table:table-cell table:style-name="Table4.A1" office:value-type="string">
            <text:p text:style-name="P20">command line/ specific Menu of ABK</text:p>
          </table:table-cell>
          <table:table-cell table:style-name="Table4.A1" office:value-type="string">
            <text:p text:style-name="P20">Command Name with Arguments</text:p>
          </table:table-cell>
          <table:table-cell table:style-name="Table4.D1" office:value-type="string">
            <text:p text:style-name="P20">Semantics</text:p>
          </table:table-cell>
        </table:table-row>
        <table:table-row>
          <table:table-cell table:style-name="Table4.A2" office:value-type="string">
            <text:p text:style-name="P20">RS_AB_01_08</text:p>
          </table:table-cell>
          <table:table-cell table:style-name="Table4.B2" office:value-type="string">
            <text:p text:style-name="P20">ABK main menu</text:p>
          </table:table-cell>
          <table:table-cell table:style-name="Table4.C2" office:value-type="string">
            <text:p text:style-name="P20">[D]</text:p>
          </table:table-cell>
          <table:table-cell table:style-name="Table4.D2" office:value-type="string">
            <text:p text:style-name="P20">Prompt for contact name. If name is valid and found, ask confirmation and delete contact along with associated details. Else give suitable error and prompt for name again. If the response to a contact name prompt is a blank string, return to the main menu.</text:p>
          </table:table-cell>
        </table:table-row>
      </table:table>
      <text:h text:style-name="P62" text:outline-level="2"><text:bookmark-start text:name="__RefHeading__1008_983210444"/>Search a Contact, by Name, Phone Number, E-mail Address<text:bookmark-end text:name="__RefHeading__1008_983210444"/></text:h>
      <text:p text:style-name="P20">Using this feature the address book will be searched. If search is successful, the details can be viewed.</text:p>
      <text:p text:style-name="P6"/>
      <text:h text:style-name="P64" text:outline-level="3"><text:bookmark-start text:name="__RefHeading__1010_983210444"/>Description and Priority<text:bookmark-end text:name="__RefHeading__1010_983210444"/></text:h>
      <text:p text:style-name="P73">&lt;Provide a short description of the feature and indicate whether it is of High, Medium, or Low priority. You could also include specific priority component ratings, such as benefit, penalty, cost, and risk (each rated on a relative scale from a low of 1 to a high of 9).&gt;</text:p>
      <text:p text:style-name="P74"/>
      <text:p text:style-name="P22">Priority: 9</text:p>
      <text:list xml:id="list966040974" text:style-name="L16">
        <text:list-item>
          <text:p text:style-name="P37">It should be possible to search a contact:</text:p>
        </text:list-item>
      </text:list>
      <text:list xml:id="list2097810251" text:style-name="L17">
        <text:list-item>
          <text:p text:style-name="P53">by name</text:p>
        </text:list-item>
        <text:list-item>
          <text:p text:style-name="P53">by phone number</text:p>
        </text:list-item>
        <text:list-item>
          <text:p text:style-name="P53">by email address</text:p>
        </text:list-item>
      </text:list>
      <text:list xml:id="list928601746" text:continue-list="list966040974" text:style-name="L16">
        <text:list-item>
          <text:p text:style-name="P37">If found, the results will be displayed. Please note that multiple records are possible in case multiple contacts share phone numbers and/or email.</text:p>
        </text:list-item>
      </text:list>
      <text:h text:style-name="P64" text:outline-level="3"><text:bookmark-start text:name="__RefHeading__1012_983210444"/>Stimulus/Response Sequences<text:bookmark-end text:name="__RefHeading__1012_983210444"/></text:h>
      <text:p text:style-name="P73">&lt;List the sequences of user actions and system responses that stimulate the behavior defined for this feature. These will correspond to the dialog elements associated with use cases.&gt;</text:p>
      <text:p text:style-name="P74"/>
      <text:p text:style-name="P20"><text:soft-page-break/>The application should be invoked and should be in the ABK main menu. Choosing the menu item code of [S] should start the interaction for searching a contact. Three menu options will then be provided: [C] for contact, [P] for phone number and [E] for email address. After the user chooses one of them and enters a value, the records which match them will be displayed. Please note that 0 or more records can be found.</text:p>
      <text:h text:style-name="P64" text:outline-level="3"><text:bookmark-start text:name="__RefHeading__1014_983210444"/>Functional Requirements<text:bookmark-end text:name="__RefHeading__1014_983210444"/></text:h>
      <text:p text:style-name="P73">&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 necessary information is not yet available.&gt;</text:p>
      <text:p text:style-name="P6"/>
      <text:p text:style-name="P6"/>
      <text:p text:style-name="P6"/>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20">TAG</text:p>
          </table:table-cell>
          <table:table-cell table:style-name="Table9.A1" office:value-type="string">
            <text:p text:style-name="P20">Menu</text:p>
          </table:table-cell>
          <table:table-cell table:style-name="Table9.A1" office:value-type="string">
            <text:p text:style-name="P20">Option Chosen</text:p>
          </table:table-cell>
          <table:table-cell table:style-name="Table9.D1" office:value-type="string">
            <text:p text:style-name="P20">Action</text:p>
          </table:table-cell>
        </table:table-row>
        <table:table-row>
          <table:table-cell table:style-name="Table9.A6" office:value-type="string">
            <text:p text:style-name="P20">RS_AB_01_09</text:p>
          </table:table-cell>
          <table:table-cell table:style-name="Table9.B6" office:value-type="string">
            <text:p text:style-name="P20">ABK main menu</text:p>
          </table:table-cell>
          <table:table-cell table:style-name="Table9.C6" office:value-type="string">
            <text:p text:style-name="P20">[S]</text:p>
          </table:table-cell>
          <table:table-cell table:style-name="Table9.D6" office:value-type="string">
            <text:p text:style-name="P20">Move to search menu</text:p>
          </table:table-cell>
        </table:table-row>
        <table:table-row>
          <table:table-cell table:style-name="Table9.A6" office:value-type="string">
            <text:p text:style-name="P20">RS_AB_01_10</text:p>
          </table:table-cell>
          <table:table-cell table:style-name="Table9.B6" office:value-type="string">
            <text:p text:style-name="P20">Search menu</text:p>
          </table:table-cell>
          <table:table-cell table:style-name="Table9.C6" office:value-type="string">
            <text:p text:style-name="P20">[C]</text:p>
          </table:table-cell>
          <table:table-cell table:style-name="Table9.D6" office:value-type="string">
            <text:p text:style-name="P20">Prompt for contact name. Search by contact name provided. Display the single record if found and go to search details menu. <text:s text:c="2"/>If no contact found, report it and prompt again. If a response to prompt is a blank string, get back to search menu.</text:p>
          </table:table-cell>
        </table:table-row>
        <table:table-row>
          <table:table-cell table:style-name="Table9.A6" office:value-type="string">
            <text:p text:style-name="P20">RS_AB_01_11</text:p>
          </table:table-cell>
          <table:table-cell table:style-name="Table9.B6" office:value-type="string">
            <text:p text:style-name="P20">Search menu</text:p>
          </table:table-cell>
          <table:table-cell table:style-name="Table9.C6" office:value-type="string">
            <text:p text:style-name="P20">[P]</text:p>
          </table:table-cell>
          <table:table-cell table:style-name="Table9.D6" office:value-type="string">
            <text:p text:style-name="P20">Prompt for phone number. Search by phone number provided. Display all matching records. If no contact found, report it and prompt again. If a response to prompt is a blank string, get back to search menu.</text:p>
          </table:table-cell>
        </table:table-row>
        <table:table-row>
          <table:table-cell table:style-name="Table9.A6" office:value-type="string">
            <text:p text:style-name="P20">RS_AB_01_12</text:p>
          </table:table-cell>
          <table:table-cell table:style-name="Table9.B6" office:value-type="string">
            <text:p text:style-name="P20">Search menu</text:p>
          </table:table-cell>
          <table:table-cell table:style-name="Table9.C6" office:value-type="string">
            <text:p text:style-name="P20">[E]</text:p>
          </table:table-cell>
          <table:table-cell table:style-name="Table9.D6" office:value-type="string">
            <text:p text:style-name="P20">Prompt for email address. Search by email address provided. Display all matching records. If no contact found, report it and prompt again. If a response to prompt is a blank string, get back to search menu.</text:p>
          </table:table-cell>
        </table:table-row>
        <table:table-row>
          <table:table-cell table:style-name="Table9.A6" office:value-type="string">
            <text:p text:style-name="P20">RS_AB_01_13</text:p>
          </table:table-cell>
          <table:table-cell table:style-name="Table9.B6" office:value-type="string">
            <text:p text:style-name="P20">Search Menu</text:p>
          </table:table-cell>
          <table:table-cell table:style-name="Table9.C6" office:value-type="string">
            <text:p text:style-name="P20">[X]</text:p>
          </table:table-cell>
          <table:table-cell table:style-name="Table9.D6" office:value-type="string">
            <text:p text:style-name="P20">Back to ABK main menu</text:p>
          </table:table-cell>
        </table:table-row>
      </table:table>
      <text:p text:style-name="P6"/>
      <text:p text:style-name="P6"/>
      <text:p text:style-name="P16"/>
      <text:h text:style-name="P63" text:outline-level="2"><text:soft-page-break/>Edit Contact</text:h>
      <text:p text:style-name="P20">This feature allows modification of contact name and add/modify/delete operations to details after searching contacts based on name, phone numbers and email addresses and choosing a single contact from them.</text:p>
      <text:h text:style-name="P64" text:outline-level="3"><text:bookmark-start text:name="__RefHeading__1018_983210444"/>Description and Priority<text:bookmark-end text:name="__RefHeading__1018_983210444"/></text:h>
      <text:p text:style-name="P73">&lt;Provide a short description of the feature and indicate whether it is of High, Medium, or Low priority. You could also include specific priority component ratings, such as benefit, penalty, cost, and risk (each rated on a relative scale from a low of 1 to a high of 9).&gt;</text:p>
      <text:p text:style-name="P74"/>
      <text:p text:style-name="P22">Priority: 9</text:p>
      <text:list xml:id="list2173768223" text:style-name="L18">
        <text:list-item>
          <text:p text:style-name="P38">It should be possible to view/modify <text:s/>a contact which is in the search result.</text:p>
        </text:list-item>
        <text:list-item>
          <text:p text:style-name="P38">It should be possible to view/add/modify/delete a phone number.</text:p>
        </text:list-item>
        <text:list-item>
          <text:p text:style-name="P38">It should be possible to view/add/modify/delete an email address.</text:p>
        </text:list-item>
        <text:list-item>
          <text:p text:style-name="P38">If the operation is successful, give success message</text:p>
        </text:list-item>
        <text:list-item>
          <text:p text:style-name="P38">Otherwise, give error message.</text:p>
        </text:list-item>
        <text:list-item>
          <text:p text:style-name="P38">Stay in edit contact menu.</text:p>
        </text:list-item>
        <text:list-item>
          <text:p text:style-name="P38">If X is chosen, go back to main menu.</text:p>
        </text:list-item>
      </text:list>
      <text:h text:style-name="P64" text:outline-level="3"><text:bookmark-start text:name="__RefHeading__1020_983210444"/>Stimulus/Response Sequences<text:bookmark-end text:name="__RefHeading__1020_983210444"/></text:h>
      <text:p text:style-name="P73">&lt;List the sequences of user actions and system responses that stimulate the behavior defined for this feature. These will correspond to the dialog elements associated with use cases.&gt;</text:p>
      <text:p text:style-name="P74"/>
      <text:p text:style-name="P20">The application should be invoked and should be in the [E] must be chosen from main menu. The edit menu will first ask for choosing the contact. Contacts can be searched using a sub-menu similar to search menu. The output of search will be 0 or more contacts. If 0 contact is found, repeat the search until user gives a blank string, in which case go back to edit menu.</text:p>
      <text:p text:style-name="P20">If a single contact is available, go to edit menu. Here choose to modify contact name using [C], a phone number using [P] and an email address using [E]. Choosing [X] will take back to Edit contact menu.</text:p>
      <text:h text:style-name="P64" text:outline-level="3"><text:bookmark-start text:name="__RefHeading__1022_983210444"/>Functional Requirements<text:bookmark-end text:name="__RefHeading__1022_983210444"/></text:h>
      <text:p text:style-name="P73">&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 necessary information is not yet available.&gt;</text:p>
      <text:p text:style-name="P6"/>
      <text:p text:style-name="P6"/>
      <text:p text:style-name="P6"/>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0">TAG</text:p>
          </table:table-cell>
          <table:table-cell table:style-name="Table7.A1" office:value-type="string">
            <text:p text:style-name="P20">command line/ Specific Menu of ABK</text:p>
          </table:table-cell>
          <table:table-cell table:style-name="Table7.A1" office:value-type="string">
            <text:p text:style-name="P20">Option Chosen</text:p>
          </table:table-cell>
          <table:table-cell table:style-name="Table7.D1" office:value-type="string">
            <text:p text:style-name="P20">Action</text:p>
          </table:table-cell>
        </table:table-row>
        <table:table-row>
          <table:table-cell table:style-name="Table7.A2" office:value-type="string">
            <text:p text:style-name="P20">RS_AB_01_14</text:p>
          </table:table-cell>
          <table:table-cell table:style-name="Table7.B2" office:value-type="string">
            <text:p text:style-name="P20">Edit contact <text:soft-page-break/>menu</text:p>
          </table:table-cell>
          <table:table-cell table:style-name="Table7.C2" office:value-type="string">
            <text:p text:style-name="P20">[C]</text:p>
          </table:table-cell>
          <table:table-cell table:style-name="Table7.D2" office:value-type="string">
            <text:p text:style-name="P20">Prompt for contact name. <text:soft-page-break/>Search by contact name provided. Display the single record if found and go to choose contact menu. Else give error and prompt again. If a response to a prompt is a blank string, go back to edit contact menu.</text:p>
          </table:table-cell>
        </table:table-row>
        <table:table-row>
          <table:table-cell table:style-name="Table7.A3" office:value-type="string">
            <text:p text:style-name="P20">RS_AB_01_15</text:p>
          </table:table-cell>
          <table:table-cell table:style-name="Table7.B3" office:value-type="string">
            <text:p text:style-name="P20">Edit contact menu</text:p>
          </table:table-cell>
          <table:table-cell table:style-name="Table7.C3" office:value-type="string">
            <text:p text:style-name="P20">[P]</text:p>
          </table:table-cell>
          <table:table-cell table:style-name="Table7.D3" office:value-type="string">
            <text:p text:style-name="P20">Prompt for phone number. Search by phone number provided. Display all matching records and go to choose contact menu if multiple records are found. If single record is found, go to modifications menu. If no contact found, report it and prompt again. If a response to prompt is a blank string, get back to edit contact menu.</text:p>
          </table:table-cell>
        </table:table-row>
        <table:table-row>
          <table:table-cell table:style-name="Table7.A8" office:value-type="string">
            <text:p text:style-name="P20">RS_AB_01_16</text:p>
          </table:table-cell>
          <table:table-cell table:style-name="Table7.B8" office:value-type="string">
            <text:p text:style-name="P20">Edit contact menu</text:p>
          </table:table-cell>
          <table:table-cell table:style-name="Table7.C8" office:value-type="string">
            <text:p text:style-name="P20">[E]</text:p>
          </table:table-cell>
          <table:table-cell table:style-name="Table7.D8" office:value-type="string">
            <text:p text:style-name="P20">Prompt for email address. Search by email address provided. Display all matching records and go to choose contact menu if multiple records are found. If single record is found, go to modifications menu. If no contact found, report it and prompt again. If a response to prompt is a blank string, get back to edit contact menu.</text:p>
          </table:table-cell>
        </table:table-row>
        <table:table-row>
          <table:table-cell table:style-name="Table7.A8" office:value-type="string">
            <text:p text:style-name="P20">RS_AB_01_17</text:p>
          </table:table-cell>
          <table:table-cell table:style-name="Table7.B8" office:value-type="string">
            <text:p text:style-name="P20">Choose contact menu</text:p>
          </table:table-cell>
          <table:table-cell table:style-name="Table7.C8" office:value-type="string">
            <text:p text:style-name="P20">List of contacts and their details is provided. The user should be asked to choose a serial number of a contact from this list.</text:p>
          </table:table-cell>
          <table:table-cell table:style-name="Table7.D8" office:value-type="string">
            <text:p text:style-name="P20">If serial number provided is valid, remember the chosen contact and go to modifications menu. In case of any error, display the error and prompt for serial number again. If serial number is blank, return to edit menu</text:p>
          </table:table-cell>
        </table:table-row>
        <table:table-row>
          <table:table-cell table:style-name="Table7.A8" office:value-type="string">
            <text:p text:style-name="P20">RS_AB_01_18</text:p>
          </table:table-cell>
          <table:table-cell table:style-name="Table7.B8" office:value-type="string">
            <text:p text:style-name="P20">Modifications menu</text:p>
          </table:table-cell>
          <table:table-cell table:style-name="Table7.C8" office:value-type="string">
            <text:p text:style-name="P20">[C]</text:p>
          </table:table-cell>
          <table:table-cell table:style-name="Table7.D8" office:value-type="string">
            <text:p text:style-name="P20">Prompt for a new contact name. If this name is valid and does not clash with any other contact, change the name. Redisplay the chosen contact with all its details and in modification menu.</text:p>
          </table:table-cell>
        </table:table-row>
        <text:soft-page-break/>
        <table:table-row>
          <table:table-cell table:style-name="Table7.A8" office:value-type="string">
            <text:p text:style-name="P20">RS_AB_01_19</text:p>
          </table:table-cell>
          <table:table-cell table:style-name="Table7.B8" office:value-type="string">
            <text:p text:style-name="P20">Modifications menu</text:p>
          </table:table-cell>
          <table:table-cell table:style-name="Table7.C8" office:value-type="string">
            <text:p text:style-name="P20">[P]</text:p>
          </table:table-cell>
          <table:table-cell table:style-name="Table7.D8" office:value-type="string">
            <text:p text:style-name="P20">Go to modify phone numbers menu</text:p>
          </table:table-cell>
        </table:table-row>
        <table:table-row>
          <table:table-cell table:style-name="Table7.A8" office:value-type="string">
            <text:p text:style-name="P20">RS_AB_01_20</text:p>
          </table:table-cell>
          <table:table-cell table:style-name="Table7.B8" office:value-type="string">
            <text:p text:style-name="P20">Modifications menu</text:p>
          </table:table-cell>
          <table:table-cell table:style-name="Table7.C8" office:value-type="string">
            <text:p text:style-name="P20">[E]</text:p>
          </table:table-cell>
          <table:table-cell table:style-name="Table7.D8" office:value-type="string">
            <text:p text:style-name="P20">Go to modify email addresses menu</text:p>
          </table:table-cell>
        </table:table-row>
        <table:table-row>
          <table:table-cell table:style-name="Table7.A9" office:value-type="string">
            <text:p text:style-name="P20">RS_AB_01_21</text:p>
          </table:table-cell>
          <table:table-cell table:style-name="Table7.B9" office:value-type="string">
            <text:p text:style-name="P20">Modifications menu</text:p>
          </table:table-cell>
          <table:table-cell table:style-name="Table7.C9" office:value-type="string">
            <text:p text:style-name="P20">[X]</text:p>
          </table:table-cell>
          <table:table-cell table:style-name="Table7.D9" office:value-type="string">
            <text:p text:style-name="P20">Return to choose contact menu.</text:p>
          </table:table-cell>
        </table:table-row>
        <table:table-row>
          <table:table-cell table:style-name="Table7.A16" office:value-type="string">
            <text:p text:style-name="P20">RS_AB_01_22</text:p>
          </table:table-cell>
          <table:table-cell table:style-name="Table7.B16" office:value-type="string">
            <text:p text:style-name="P20">Modify phone numbers menu</text:p>
          </table:table-cell>
          <table:table-cell table:style-name="Table7.C16" office:value-type="string">
            <text:p text:style-name="P20">[A]</text:p>
          </table:table-cell>
          <table:table-cell table:style-name="Table7.D16" office:value-type="string">
            <text:p text:style-name="P20">Ask for new number to add. Take in number. If valid and no conflicts for the chosen contact, add the number to the existing contact. Redisplay the modify phone numbers menu. If any error, display the message and prompt again. If response is blank string, return to modifications menu</text:p>
          </table:table-cell>
        </table:table-row>
        <table:table-row>
          <table:table-cell table:style-name="Table7.A16" office:value-type="string">
            <text:p text:style-name="P20">RS_AB_01_23</text:p>
          </table:table-cell>
          <table:table-cell table:style-name="Table7.B16" office:value-type="string">
            <text:p text:style-name="P20">Modify phone numbers menu</text:p>
          </table:table-cell>
          <table:table-cell table:style-name="Table7.C16" office:value-type="string">
            <text:p text:style-name="P20">[D]</text:p>
          </table:table-cell>
          <table:table-cell table:style-name="Table7.D16" office:value-type="string">
            <text:p text:style-name="P20">Ask for the serial number. If valid response given, confirm deletion and then delete the number. Re-display the modify phone numbers menu with the change. If any error, display the message and prompt again. If response is blank string, return to modifications menu.</text:p>
          </table:table-cell>
        </table:table-row>
        <table:table-row>
          <table:table-cell table:style-name="Table7.A16" office:value-type="string">
            <text:p text:style-name="P20">RS_AB_01_24</text:p>
          </table:table-cell>
          <table:table-cell table:style-name="Table7.B16" office:value-type="string">
            <text:p text:style-name="P20">Modify phone numbers menu</text:p>
          </table:table-cell>
          <table:table-cell table:style-name="Table7.C16" office:value-type="string">
            <text:p text:style-name="P20">[E]</text:p>
          </table:table-cell>
          <table:table-cell table:style-name="Table7.D16" office:value-type="string">
            <text:p text:style-name="P20">Prompt for a serial number. If response is fine, ask for the new phone number to replace the older value. If successful, confirm and replace. If any error, display the message and give two prompts again. If response is blank serial number or blank string, return to modifications menu.</text:p>
          </table:table-cell>
        </table:table-row>
        <table:table-row>
          <table:table-cell table:style-name="Table7.A16" office:value-type="string">
            <text:p text:style-name="P20">RS_AB_01_25</text:p>
          </table:table-cell>
          <table:table-cell table:style-name="Table7.B16" office:value-type="string">
            <text:p text:style-name="P20">Modify phone numbers menu</text:p>
          </table:table-cell>
          <table:table-cell table:style-name="Table7.C16" office:value-type="string">
            <text:p text:style-name="P20">[X]</text:p>
          </table:table-cell>
          <table:table-cell table:style-name="Table7.D16" office:value-type="string">
            <text:p text:style-name="P20">Return to modifications menu</text:p>
          </table:table-cell>
        </table:table-row>
        <table:table-row>
          <table:table-cell table:style-name="Table7.A16" office:value-type="string">
            <text:p text:style-name="P20">RS_AB_01_26</text:p>
          </table:table-cell>
          <table:table-cell table:style-name="Table7.B16" office:value-type="string">
            <text:p text:style-name="P20">Modify email addresss menu</text:p>
          </table:table-cell>
          <table:table-cell table:style-name="Table7.C16" office:value-type="string">
            <text:p text:style-name="P20">[A]</text:p>
          </table:table-cell>
          <table:table-cell table:style-name="Table7.D16" office:value-type="string">
            <text:p text:style-name="P20">Ask for new email address to add. Take in email address. If valid and no conflicts for the chosen contact, add the email <text:soft-page-break/>addrress to the existing contact. Redisplay the modify email addresss menu. If any error, display the message and prompt again. If response is blank string, return to modifications menu</text:p>
          </table:table-cell>
        </table:table-row>
        <table:table-row>
          <table:table-cell table:style-name="Table7.A16" office:value-type="string">
            <text:p text:style-name="P20">RS_AB_01_27</text:p>
          </table:table-cell>
          <table:table-cell table:style-name="Table7.B16" office:value-type="string">
            <text:p text:style-name="P20">Modify email addresss menu</text:p>
          </table:table-cell>
          <table:table-cell table:style-name="Table7.C16" office:value-type="string">
            <text:p text:style-name="P20">[D]</text:p>
          </table:table-cell>
          <table:table-cell table:style-name="Table7.D16" office:value-type="string">
            <text:p text:style-name="P20">Ask for the serial number. If valid response given, confirm deletion and then delete the email address. Re-display the modify email addresss menu with the change. If any error, display the message and prompt again. If response is blank string, return to modifications menu.</text:p>
          </table:table-cell>
        </table:table-row>
        <table:table-row>
          <table:table-cell table:style-name="Table7.A16" office:value-type="string">
            <text:p text:style-name="P20">RS_AB_01_28</text:p>
          </table:table-cell>
          <table:table-cell table:style-name="Table7.B16" office:value-type="string">
            <text:p text:style-name="P20">Modify email addresss menu</text:p>
          </table:table-cell>
          <table:table-cell table:style-name="Table7.C16" office:value-type="string">
            <text:p text:style-name="P20">[E]</text:p>
          </table:table-cell>
          <table:table-cell table:style-name="Table7.D16" office:value-type="string">
            <text:p text:style-name="P20">Prompt for a serial number. If response is fine, ask for the new email address to replace the older value. If successful, confirm and replace. If any error, display the message and give two prompts again. If response is blank serial number or blank string, return to modifications menu.</text:p>
          </table:table-cell>
        </table:table-row>
        <table:table-row>
          <table:table-cell table:style-name="Table7.A17" office:value-type="string">
            <text:p text:style-name="P20">RS_AB_01_29</text:p>
          </table:table-cell>
          <table:table-cell table:style-name="Table7.B17" office:value-type="string">
            <text:p text:style-name="P20">Modify email addresss menu</text:p>
          </table:table-cell>
          <table:table-cell table:style-name="Table7.C17" office:value-type="string">
            <text:p text:style-name="P20">[X]</text:p>
          </table:table-cell>
          <table:table-cell table:style-name="Table7.D17" office:value-type="string">
            <text:p text:style-name="P20">Return to modifications menu</text:p>
          </table:table-cell>
        </table:table-row>
      </table:table>
      <text:p text:style-name="P6"/>
      <text:p text:style-name="P6"/>
      <text:p text:style-name="P6"/>
      <text:h text:style-name="P62" text:outline-level="2">List All the contact</text:h>
      <text:p text:style-name="P6"><text:tab/>Using this feature user can see / list all contact details present in the address book. </text:p>
      <text:h text:style-name="P64" text:outline-level="3">Description and Priority</text:h>
      <text:p text:style-name="P76">&lt;Provide a short description of the feature and indicate whether it is of High, Medium, or Low priority. You could also include specific priority component ratings, such as benefit, penalty, cost, and risk (each rated on a relative scale from a low of 1 to a high of 9).&gt;</text:p>
      <text:p text:style-name="P74"/>
      <text:p text:style-name="P39">Priority: 9</text:p>
      <text:list xml:id="list1215248825" text:style-name="L19">
        <text:list-item>
          <text:p text:style-name="P40">It should be display all detail <text:s/>like Contact name , contact phone number and contact email address available in given address book.</text:p>
        </text:list-item>
        <text:list-item>
          <text:p text:style-name="P40"><text:soft-page-break/>If Enter key pressed then it should go to main menu.</text:p>
        </text:list-item>
      </text:list>
      <text:h text:style-name="P64" text:outline-level="3"><text:bookmark-start text:name="__RefHeading__980_9832104441"/>Stimulus/Response Sequences<text:bookmark-end text:name="__RefHeading__980_9832104441"/></text:h>
      <text:p text:style-name="P73">&lt;List the sequences of user actions and system responses that stimulate the behavior defined for this feature. These will correspond to the dialog elements associated with use cases.&gt;</text:p>
      <text:p text:style-name="P74"/>
      <text:p text:style-name="P20">The application should be invoked and should be in the [L] must be chosen from main menu. The list all menu will first display all contact detail in given address book. After displaying the details of all the user </text:p>
      <text:h text:style-name="P65" text:outline-level="3"><text:bookmark-start text:name="__RefHeading__982_9832104441"/>Functional Requirements<text:bookmark-end text:name="__RefHeading__982_9832104441"/></text:h>
      <text:p text:style-name="P73">&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 necessary information is not yet available.&gt;</text:p>
      <text:p text:style-name="P74"/>
      <text:p text:style-name="P73"/>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0">TAG</text:p>
          </table:table-cell>
          <table:table-cell table:style-name="Table2.A1" office:value-type="string">
            <text:p text:style-name="P20">command line/ specific Menu of ABK</text:p>
          </table:table-cell>
          <table:table-cell table:style-name="Table2.A1" office:value-type="string">
            <text:p text:style-name="P20">Command Name with Arguments</text:p>
          </table:table-cell>
          <table:table-cell table:style-name="Table2.D1" office:value-type="string">
            <text:p text:style-name="P20">Semantics</text:p>
          </table:table-cell>
        </table:table-row>
        <table:table-row>
          <table:table-cell table:style-name="Table2.A2" office:value-type="string">
            <text:p text:style-name="P20">RS_AB_01_30</text:p>
          </table:table-cell>
          <table:table-cell table:style-name="Table2.B2" office:value-type="string">
            <text:p text:style-name="P20">ABK main menu</text:p>
          </table:table-cell>
          <table:table-cell table:style-name="Table2.C2" office:value-type="string">
            <text:p text:style-name="P20">[L]</text:p>
          </table:table-cell>
          <table:table-cell table:style-name="Table2.D2" office:value-type="string">
            <text:p text:style-name="P20">Application should display all the contact with the details if no contact is entered means address book is empty then it should display the error message. After display the detail or error message by pressing enter key user can go to main menu.</text:p>
          </table:table-cell>
        </table:table-row>
      </table:table>
      <text:p text:style-name="P17"/>
      <text:p text:style-name="P17"/>
      <text:p text:style-name="P12"/>
      <text:p text:style-name="P44">Phase II Features:</text:p>
      <text:p text:style-name="P11"/>
      <text:p text:style-name="P55">These features will be postponed to Phase II. Hence these requirements <text:s/>need to be updated before starting dependent SDLC activities on Phase II.</text:p>
      <text:h text:style-name="P62" text:outline-level="2"><text:bookmark-start text:name="__RefHeading__976_983210444"/>Help Feature<text:bookmark-end text:name="__RefHeading__976_983210444"/></text:h>
      <text:h text:style-name="P64" text:outline-level="3"><text:bookmark-start text:name="__RefHeading__1791_1902252929"/>Description and Priority<text:bookmark-end text:name="__RefHeading__1791_1902252929"/></text:h>
      <text:p text:style-name="P76">&lt;Provide a short description of the feature and indicate whether it is of High, Medium, or Low priority. You could also include specific priority component ratings, such as benefit, penalty, cost, and risk (each rated on a relative scale from a low of 1 to a high of 9).&gt;</text:p>
      <text:p text:style-name="P74"/>
      <text:p text:style-name="P39">Priority: 7</text:p>
      <text:list xml:id="list892964183" text:style-name="L20">
        <text:list-item>
          <text:p text:style-name="P54"><text:soft-page-break/>Using the command line as “ABK -h” should list all the commands and Menus and their expected usage.</text:p>
        </text:list-item>
        <text:list-item>
          <text:p text:style-name="P54">The same should be invocable as help under any of ABK's nested Menus. This help will be a subset (context sensitive help) of the above, specific to the current Menu.</text:p>
        </text:list-item>
      </text:list>
      <text:h text:style-name="P64" text:outline-level="3"><text:bookmark-start text:name="__RefHeading__980_983210444"/>Stimulus/Response Sequences<text:bookmark-end text:name="__RefHeading__980_983210444"/></text:h>
      <text:p text:style-name="P73">&lt;List the sequences of user actions and system responses that stimulate the behavior defined for this feature. These will correspond to the dialog elements associated with use cases.&gt;</text:p>
      <text:p text:style-name="P74"/>
      <text:p text:style-name="P20">The application should be invoked and should be in the ABK Menu. ABK -h should display all the help for using the product. On ABK all the sub-Menus, the command, “hep” should also describe the help associated with the Menu.</text:p>
      <text:h text:style-name="P65" text:outline-level="3"><text:bookmark-start text:name="__RefHeading__982_983210444"/>Functional Requirements<text:bookmark-end text:name="__RefHeading__982_983210444"/></text:h>
      <text:p text:style-name="P73">&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 necessary information is not yet available.&gt;</text:p>
      <text:p text:style-name="P74"/>
      <text:p text:style-name="P73">&lt;Each requirement should be uniquely identified with a sequence number or a meaningful tag of some kind.&gt;</text:p>
      <text:p text:style-name="P74"/>
      <text:p text:style-name="P74"/>
      <text:h text:style-name="P62" text:outline-level="2"><text:bookmark-start text:name="__RefHeading__984_983210444"/>Address Book Storage<text:bookmark-end text:name="__RefHeading__984_983210444"/></text:h>
      <text:p text:style-name="P20">This is the storage feature for the “Address Book” product.</text:p>
      <text:p text:style-name="P6"/>
      <text:h text:style-name="P64" text:outline-level="3"><text:bookmark-start text:name="__RefHeading__986_983210444"/>Description and Priority<text:bookmark-end text:name="__RefHeading__986_983210444"/></text:h>
      <text:p text:style-name="P73">&lt;Provide a short description of the feature and indicate whether it is of High, Medium, or Low priority. You could also include specific priority component ratings, such as benefit, penalty, cost, and risk (each rated on a relative scale from a low of 1 to a high of 9).&gt;</text:p>
      <text:p text:style-name="P74"/>
      <text:p text:style-name="P20"><text:span text:style-name="T8">Priority: 6 </text:span><text:span text:style-name="T7">[The priority is initially low, because, the developer must try to implement the other features first].</text:span></text:p>
      <text:list xml:id="list1411950060" text:style-name="L21">
        <text:list-item>
          <text:p text:style-name="P41">The address book should save its data in a file with extension “.ABK” marked for it.</text:p>
        </text:list-item>
        <text:list-item>
          <text:p text:style-name="P41">The file format should be easily human readable and editable.</text:p>
        </text:list-item>
        <text:list-item>
          <text:p text:style-name="P41">It should be a CSV file which can be loaded into an eXcel sheet easily.</text:p>
        </text:list-item>
        <text:list-item>
          <text:p text:style-name="P41">It should be possible to export the data into a new .ABX file.</text:p>
        </text:list-item>
        <text:list-item>
          <text:p text:style-name="P41">It can import data from existing .ABK file.</text:p>
        </text:list-item>
        <text:list-item>
          <text:p text:style-name="P41">However, if there is a name conflict, the importing should be aborted and the old .ABK should be restored.</text:p>
          <text:p text:style-name="P10"/>
        </text:list-item>
      </text:list>
      <text:h text:style-name="P64" text:outline-level="3"><text:bookmark-start text:name="__RefHeading__988_983210444"/><text:soft-page-break/>Stimulus/Response Sequences<text:bookmark-end text:name="__RefHeading__988_983210444"/></text:h>
      <text:p text:style-name="P73">&lt;List the sequences of user actions and system responses that stimulate the behavior defined for this feature. These will correspond to the dialog elements associated with use cases.&gt;</text:p>
      <text:p text:style-name="P74"/>
      <text:p text:style-name="P20">The application should be invoked and should be in the ABK Menu. It will load the default .ABK file or a .ABK file specified on the command line. Before exiting, it should confirm from the user and save the file, if required.</text:p>
      <text:h text:style-name="P65" text:outline-level="3"><text:bookmark-start text:name="__RefHeading__990_983210444"/>Functional Requirements<text:bookmark-end text:name="__RefHeading__990_983210444"/></text:h>
      <text:p text:style-name="P73">&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 necessary information is not yet available.&gt;</text:p>
      <text:p text:style-name="P74"/>
      <text:p text:style-name="P73">&lt;Each requirement should be uniquely identified with a sequence number or a meaningful tag of some kind.&gt;</text:p>
      <text:p text:style-name="P77"/>
      <text:p text:style-name="P77"/>
      <text:p text:style-name="P6"/>
      <text:p text:style-name="P6"/>
      <text:p text:style-name="P6"/>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0">TAG</text:p>
          </table:table-cell>
          <table:table-cell table:style-name="Table5.A1" office:value-type="string">
            <text:p text:style-name="P20">Command line/ specific Menu of ABK</text:p>
          </table:table-cell>
          <table:table-cell table:style-name="Table5.A1" office:value-type="string">
            <text:p text:style-name="P20">Option</text:p>
          </table:table-cell>
          <table:table-cell table:style-name="Table5.D1" office:value-type="string">
            <text:p text:style-name="P20">Action</text:p>
          </table:table-cell>
        </table:table-row>
        <table:table-row>
          <table:table-cell table:style-name="Table5.A5" office:value-type="string">
            <text:p text:style-name="P20">RS_AB_02_31</text:p>
          </table:table-cell>
          <table:table-cell table:style-name="Table5.B5" office:value-type="string">
            <text:p text:style-name="P20">CL</text:p>
          </table:table-cell>
          <table:table-cell table:style-name="Table5.C5" office:value-type="string">
            <text:p text:style-name="P20">ABK</text:p>
          </table:table-cell>
          <table:table-cell table:style-name="Table5.D5" office:value-type="string">
            <text:p text:style-name="P20">Start the Application using the default data file.</text:p>
          </table:table-cell>
        </table:table-row>
        <table:table-row>
          <table:table-cell table:style-name="Table5.A5" office:value-type="string">
            <text:p text:style-name="P20">RS_AB_02_32</text:p>
          </table:table-cell>
          <table:table-cell table:style-name="Table5.B5" office:value-type="string">
            <text:p text:style-name="P20">CL</text:p>
          </table:table-cell>
          <table:table-cell table:style-name="Table5.C5" office:value-type="string">
            <text:p text:style-name="P20">ABK -f &lt;filename&gt;.abk </text:p>
          </table:table-cell>
          <table:table-cell table:style-name="Table5.D5" office:value-type="string">
            <text:p text:style-name="P20">Import all data from given .abk file. If failed report error and exit. If passed, move to operations loop. Use the same file for contact information for this run.</text:p>
          </table:table-cell>
        </table:table-row>
        <table:table-row>
          <table:table-cell table:style-name="Table5.A5" office:value-type="string">
            <text:p text:style-name="P20">RS_AB_02_33</text:p>
          </table:table-cell>
          <table:table-cell table:style-name="Table5.B5" office:value-type="string">
            <text:p text:style-name="P20">ABK</text:p>
          </table:table-cell>
          <table:table-cell table:style-name="Table5.C5" office:value-type="string">
            <text:p text:style-name="P20">[I]mport &lt;filename&gt;.abk</text:p>
          </table:table-cell>
          <table:table-cell table:style-name="Table5.D5" office:value-type="string">
            <text:p text:style-name="P20">Load the information in the file in addition to the existing contacts. Success if there are no conflicting contacts. Otherwise give error and rollback to situation before import. Stay on in ABK <text:s/>Menu.</text:p>
          </table:table-cell>
        </table:table-row>
        <table:table-row>
          <table:table-cell table:style-name="Table5.A5" office:value-type="string">
            <text:p text:style-name="P20">RS_AB_02_34</text:p>
          </table:table-cell>
          <table:table-cell table:style-name="Table5.B5" office:value-type="string">
            <text:p text:style-name="P20">ABK</text:p>
          </table:table-cell>
          <table:table-cell table:style-name="Table5.C5" office:value-type="string">
            <text:p text:style-name="P20">[E]xport &lt;filename&gt;.abk</text:p>
          </table:table-cell>
          <table:table-cell table:style-name="Table5.D5" office:value-type="string">
            <text:p text:style-name="P20">Export data to given file. Report error if it fails.</text:p>
          </table:table-cell>
        </table:table-row>
      </table:table>
      <text:p text:style-name="P6"/>
      <text:p text:style-name="P6"/>
      <text:p text:style-name="P11"/>
      <text:h text:style-name="P62" text:outline-level="2"><text:bookmark-start text:name="__RefHeading__1793_1902252929"/><text:soft-page-break/>Group Feature<text:bookmark-end text:name="__RefHeading__1793_1902252929"/></text:h>
      <text:p text:style-name="P6"/>
      <text:p text:style-name="P20">This feature helps in creating groups.</text:p>
      <text:p text:style-name="P6"/>
      <text:h text:style-name="P64" text:outline-level="3"><text:bookmark-start text:name="__RefHeading__986_9832104441"/>Description and Priority<text:bookmark-end text:name="__RefHeading__986_9832104441"/></text:h>
      <text:p text:style-name="P73">&lt;Provide a short description of the feature and indicate whether it is of High, Medium, or Low priority. You could also include specific priority component ratings, such as benefit, penalty, cost, and risk (each rated on a relative scale from a low of 1 to a high of 9).&gt;</text:p>
      <text:p text:style-name="P75"/>
      <text:h text:style-name="P64" text:outline-level="3"><text:bookmark-start text:name="__RefHeading__988_9832104441"/>Stimulus/Response Sequences<text:bookmark-end text:name="__RefHeading__988_9832104441"/></text:h>
      <text:p text:style-name="P73">&lt;List the sequences of user actions and system responses that stimulate the behavior defined for this feature. These will correspond to the dialog elements associated with use cases.&gt;</text:p>
      <text:p text:style-name="P74"/>
      <text:p text:style-name="P20">.</text:p>
      <text:h text:style-name="P65" text:outline-level="3"><text:bookmark-start text:name="__RefHeading__990_9832104441"/>Functional Requirements<text:bookmark-end text:name="__RefHeading__990_9832104441"/></text:h>
      <text:p text:style-name="P73">&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 necessary information is not yet available.&gt;</text:p>
      <text:p text:style-name="P74"/>
      <text:p text:style-name="P73">&lt;Each requirement should be uniquely identified with a sequence number or a meaningful tag of some kind.&gt;</text:p>
      <text:p text:style-name="P6"/>
      <text:h text:style-name="P60" text:outline-level="1"><text:bookmark-start text:name="__RefHeading__9_1564336429"/>Other Nonfunctional Requirements<text:bookmark-end text:name="__RefHeading__9_1564336429"/></text:h>
      <text:h text:style-name="P62" text:outline-level="2"><text:bookmark-start text:name="__RefHeading__1024_983210444"/>Performance Requirements<text:bookmark-end text:name="__RefHeading__1024_983210444"/></text:h>
      <text:p text:style-name="P69">&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p text:style-name="P69"/>
      <text:h text:style-name="P64" text:outline-level="3"><text:bookmark-start text:name="__RefHeading__1795_1902252929"/>Quick Loading and Initial Response (timing to be decided)<text:bookmark-end text:name="__RefHeading__1795_1902252929"/></text:h>
      <text:p text:style-name="P69"/>
      <text:p text:style-name="P21">RS_AB_02_XX:</text:p>
      <text:p text:style-name="P20">The program must quickly respond to command line and load the .ABK file quickly.</text:p>
      <text:p text:style-name="P20"/>
      <text:h text:style-name="P64" text:outline-level="3"><text:bookmark-start text:name="__RefHeading__1797_1902252929"/>Quick Response for Menus (timing to be decided)<text:bookmark-end text:name="__RefHeading__1797_1902252929"/></text:h>
      <text:p text:style-name="P21"><text:soft-page-break/>RS_AB_02_XX:</text:p>
      <text:p text:style-name="P20">The program must quickly respond to each command at all Menus.</text:p>
      <text:h text:style-name="P62" text:outline-level="2"><text:bookmark-start text:name="__RefHeading__1026_983210444"/>Safety Requirements<text:bookmark-end text:name="__RefHeading__1026_983210444"/></text:h>
      <text:p text:style-name="P69">&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p text:style-name="P69"/>
      <text:h text:style-name="P64" text:outline-level="3"><text:bookmark-start text:name="__RefHeading__1799_1902252929"/>Data File Safety<text:bookmark-end text:name="__RefHeading__1799_1902252929"/></text:h>
      <text:p text:style-name="P21">RS_AB_02_XX:</text:p>
      <text:p text:style-name="P20">File corruption is possible if multiple users act on the same file. This should be avoided as far as possible. A locking measure can be provided by exclusive opening of file. If file does not open, it should give message and exit.</text:p>
      <text:h text:style-name="P62" text:outline-level="2"><text:bookmark-start text:name="__RefHeading__1028_983210444"/>Security Requirements<text:bookmark-end text:name="__RefHeading__1028_983210444"/></text:h>
      <text:p text:style-name="P69">&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p text:style-name="P69"/>
      <text:h text:style-name="P64" text:outline-level="3"><text:bookmark-start text:name="__RefHeading__1801_1902252929"/>Address Book Information Security<text:bookmark-end text:name="__RefHeading__1801_1902252929"/></text:h>
      <text:p text:style-name="P69"/>
      <text:p text:style-name="P69"/>
      <text:p text:style-name="P21">RS_AB_02_XX:</text:p>
      <text:p text:style-name="P20">The address information maintained by the end user should not be discovered by anyone without proper authentication/access.</text:p>
      <text:h text:style-name="P62" text:outline-level="2"><text:bookmark-start text:name="__RefHeading__1030_983210444"/>Software Quality Attributes<text:bookmark-end text:name="__RefHeading__1030_983210444"/></text:h>
      <text:p text:style-name="P69">&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p text:style-name="P69"/>
      <text:list xml:id="list1733294115" text:style-name="L22">
        <text:list-item>
          <text:p text:style-name="P42">SDLC will be using RDCT model.</text:p>
        </text:list-item>
        <text:list-item>
          <text:p text:style-name="P42">Design should be modular.</text:p>
        </text:list-item>
        <text:list-item>
          <text:p text:style-name="P42">At least about 4 independent modules should be developed in parallel.</text:p>
        </text:list-item>
        <text:list-item>
          <text:p text:style-name="P42">Unit Testing should be done rigorously.</text:p>
        </text:list-item>
        <text:list-item>
          <text:p text:style-name="P42">System Testing should be done.</text:p>
        </text:list-item>
        <text:list-item>
          <text:p text:style-name="P42">Test Coverage should be above 95%.</text:p>
        </text:list-item>
        <text:list-item>
          <text:p text:style-name="P42"><text:soft-page-break/>Reviews will be done for all artifacts as per the model.</text:p>
        </text:list-item>
      </text:list>
      <text:h text:style-name="P62" text:outline-level="2"><text:bookmark-start text:name="__RefHeading__1032_983210444"/>Business Rules<text:bookmark-end text:name="__RefHeading__1032_983210444"/></text:h>
      <text:p text:style-name="P69">&lt;List any operating principles about the product, such as which individuals or roles can perform which functions under specific circumstances. These are not functional requirements in themselves, but they may imply certain functional requirements to enforce the rules.&gt;</text:p>
      <text:h text:style-name="P60" text:outline-level="1"><text:bookmark-start text:name="__RefHeading__11_1564336429"/>Other Requirements<text:bookmark-end text:name="__RefHeading__11_1564336429"/></text:h>
      <text:p text:style-name="P69">&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P68">Appendix A: Glossary</text:p>
      <text:p text:style-name="P69">&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P69"/>
      <text:list xml:id="list796798948" text:style-name="L23">
        <text:list-item>
          <text:p text:style-name="P43">SDLC – Software Development Life Cycle</text:p>
        </text:list-item>
        <text:list-item>
          <text:p text:style-name="P43">SRS – <text:span text:style-name="T5">S</text:span>ystem <text:span text:style-name="T5">R</text:span>equirements <text:span text:style-name="T5">S</text:span>pecification</text:p>
        </text:list-item>
        <text:list-item>
          <text:p text:style-name="P43">HLD – <text:span text:style-name="T5">H</text:span>igh <text:span text:style-name="T5">L</text:span>evel <text:span text:style-name="T5">D</text:span>esign (Specification Document)</text:p>
        </text:list-item>
        <text:list-item>
          <text:p text:style-name="P43">ST – <text:span text:style-name="T5">S</text:span>ystem <text:span text:style-name="T5">T</text:span>esting (Specification and Test Cycles Document)</text:p>
        </text:list-item>
        <text:list-item>
          <text:p text:style-name="P43">IT – <text:span text:style-name="T5">I</text:span><text:span text:style-name="T6">ntegration</text:span><text:span text:style-name="T5"> T</text:span>esting (Specification and Test Cycles Document)</text:p>
        </text:list-item>
        <text:list-item>
          <text:p text:style-name="P43">UT – <text:span text:style-name="T5">U</text:span>nit <text:span text:style-name="T5">T</text:span>esting (Specification and Test Cycles Document)</text:p>
        </text:list-item>
        <text:list-item>
          <text:p text:style-name="P43">LLD – <text:span text:style-name="T5">L</text:span>ow <text:span text:style-name="T5">L</text:span>evel <text:span text:style-name="T5">D</text:span>esign (Specification Document)</text:p>
        </text:list-item>
        <text:list-item>
          <text:p text:style-name="P43">.ABK – File extension for <text:span text:style-name="T5">A</text:span>ddress <text:span text:style-name="T5">B</text:span>oo<text:span text:style-name="T5">k</text:span> data file.</text:p>
        </text:list-item>
      </text:list>
      <text:p text:style-name="P68">Appendix B: Analysis Models</text:p>
      <text:p text:style-name="P69">&lt;Optionally, include any pertinent analysis models, such as data flow diagrams, class diagrams, state-transition diagrams, or entity-relationship diagrams<text:span text:style-name="T4">.&gt;</text:span></text:p>
      <text:p text:style-name="P68">Appendix C: To Be Determined List</text:p>
      <text:p text:style-name="P69">&lt;Collect a numbered list of the TBD (to be determined) references that remain in the SRS so they can be tracked to clos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Ubuntu" svg:font-family="Ubuntu"/>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423cm" fo:margin-bottom="1.27cm" fo:line-height="100%" fo:text-align="end" style:justify-single-word="false"/>
      <style:text-properties style:font-name="Arial" fo:font-size="32pt" fo:font-weight="bold" style:letter-kerning="true" style:font-size-asian="32pt" style:font-weight-asian="bold" style:font-name-complex="Ari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847cm" fo:margin-bottom="0.423cm"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line-height="0.388cm" fo:text-align="justify" style:justify-single-word="false" fo:keep-with-next="always"/>
      <style:text-properties style:font-name="Times New Roman" fo:font-size="11pt" fo:font-style="italic" fo:font-weight="bold" style:font-size-asian="11pt" style:font-style-asian="italic" style:font-weight-asian="bold" style:font-name-complex="Times New Roman"/>
    </style:style>
    <style:style style:name="Heading_20_5" style:display-name="Heading 5" style:family="paragraph" style:parent-style-name="Standard" style:next-style-name="Standard" style:default-outline-level="5" style:class="text">
      <style:paragraph-properties fo:margin-top="0.423cm" fo:margin-bottom="0.106cm" fo:line-height="0.388cm" fo:text-align="justify" style:justify-single-word="false"/>
      <style:text-properties style:font-name="Arial" fo:font-size="11pt" style:font-size-asian="11pt" style:font-name-complex="Arial"/>
    </style:style>
    <style:style style:name="Heading_20_6" style:display-name="Heading 6" style:family="paragraph" style:parent-style-name="Standard" style:next-style-name="Standard" style:default-outline-level="6" style:class="text">
      <style:paragraph-properties fo:margin-top="0.423cm" fo:margin-bottom="0.106cm" fo:line-height="0.388cm" fo:text-align="justify" style:justify-single-word="false"/>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fo:margin-top="0.423cm" fo:margin-bottom="0.106cm" fo:line-height="0.388cm" fo:text-align="justify" style:justify-single-word="false"/>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423cm" fo:margin-bottom="0.106cm" fo:line-height="0.388cm" fo:text-align="justify" style:justify-single-word="false"/>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fo:line-height="0.388cm" fo:text-align="justify" style:justify-single-word="false"/>
      <style:text-properties style:font-name="Arial" fo:font-size="9pt" fo:font-style="italic" style:font-size-asian="9pt" style:font-style-asian="italic" style:font-name-complex="Arial"/>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font-name-complex="Arial"/>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100%" fo:margin-left="0.635cm" fo:margin-right="0cm" fo:margin-top="0.106cm" fo:margin-bottom="0cm"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100%" fo:margin-left="0.476cm" fo:margin-right="0cm" fo:margin-top="0cm" fo:margin-bottom="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100%" fo:margin-left="1.118cm" fo:margin-right="0cm" fo:margin-top="0.212cm" fo:margin-bottom="0.212cm" fo:text-indent="0cm" style:auto-text-indent="false"/>
    </style:style>
    <style:style style:name="level_20_5" style:display-name="level 5" style:family="paragraph" style:parent-style-name="Standard">
      <style:paragraph-properties fo:margin="100%" fo:margin-left="2.54cm" fo:margin-right="0cm" fo:margin-top="0cm" fo:margin-bottom="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tab-stops>
          <style:tab-stop style:position="2.117cm"/>
          <style:tab-stop style:position="16.51cm"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font-name-complex="Arial"/>
    </style:style>
    <style:style style:name="level_20_3_20_text" style:display-name="level 3 text" style:family="paragraph" style:parent-style-name="Standard">
      <style:paragraph-properties fo:margin="100%" fo:margin-left="2.381cm" fo:margin-right="0cm" fo:margin-top="0cm" fo:margin-bottom="0cm" fo:line-height="0.388cm" fo:text-indent="-1.263cm" style:auto-text-indent="false"/>
      <style:text-properties style:font-name="Arial" fo:font-size="11pt" fo:font-style="italic" style:font-size-asian="11pt" style:font-style-asian="italic" style:font-name-complex="Arial"/>
    </style:style>
    <style:style style:name="requirement" style:family="paragraph" style:parent-style-name="level_20_4">
      <style:paragraph-properties fo:margin="100%" fo:margin-left="4.142cm" fo:margin-right="0cm" fo:margin-top="0cm" fo:margin-bottom="0cm" fo:text-indent="-1.753cm" style:auto-text-indent="false"/>
      <style:text-properties style:font-name="Times New Roman" style:font-name-complex="Times New Roman"/>
    </style:style>
    <style:style style:name="ByLine" style:family="paragraph" style:parent-style-name="Heading">
      <style:paragraph-properties fo:margin-top="0.423cm" fo:margin-bottom="1.27cm"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fo:line-height="100%" fo:text-align="center" style:justify-single-word="false" fo:keep-with-next="always"/>
      <style:text-properties style:font-name="Arial" fo:font-size="18pt" fo:font-weight="bold" style:font-size-asian="18pt" style:font-weight-asian="bold" style:font-name-complex="Arial"/>
    </style:style>
    <style:style style:name="SuperTitle" style:family="paragraph" style:parent-style-name="Heading" style:next-style-name="Standard">
      <style:paragraph-properties fo:margin-top="1.693cm" fo:margin-bottom="0cm"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ize="12pt" style:font-size-asian="12pt"/>
    </style:style>
    <style:style style:name="MT2" style:family="text">
      <style:text-properties style:font-name="Ubuntu" style:font-name-asian="Times New Roman" style:font-name-complex="Times"/>
    </style:style>
    <style:style style:name="MT3" style:family="text">
      <style:text-properties style:font-name="Times"/>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i" style:print-orientation="portrait" fo:margin="2.54cm"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59cm" fo:page-height="27.94cm" style:num-format="1" style:print-orientation="portrait" fo:margin-top="2.54cm" fo:margin-bottom="2.54cm" fo:margin-left="2.286cm" fo:margin-right="2.286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2" style:next-style-name="Convert_20_1">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Footer"/>
      </style:footer>
    </style:master-page>
    <style:master-page style:name="First_20_convert_20_2" style:display-name="First convert 2" style:page-layout-name="Mpm4" style:next-style-name="Convert_20_2">
      <style:header>
        <text:p text:style-name="Header"/>
      </style:header>
      <style:footer>
        <text:p text:style-name="Footer"/>
      </style:footer>
    </style:master-page>
    <style:master-page style:name="Convert_20_2" style:display-name="Convert 2" style:page-layout-name="Mpm5">
      <style:header>
        <text:p text:style-name="Header">Software<text:span text:style-name="MT1"> </text:span>Requirements Specification for “Address Book” C Project</text:p>
      </style:header>
      <style:footer>
        <text:p text:style-name="MP1"><text:span text:style-name="MT2">©</text:span><text:span text:style-name="MT3">EmertXe Information Technologies (P) Ltd., 2012 Page </text:span><text:span text:style-name="MT3"><text:page-number text:select-page="current">22</text:page-number></text:span><text:span text:style-name="MT3"> of </text:span><text:span text:style-name="MT3"><text:page-count>2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1998-03-30T17:59:00</meta:creation-date>
    <dc:date>2012-11-21T10:49:41</dc:date>
    <meta:editing-cycles>231</meta:editing-cycles>
    <meta:editing-duration>PT17H17M5S</meta:editing-duration>
    <meta:generator>LibreOffice/3.5$Linux_x86 LibreOffice_project/350m1$Build-2</meta:generator>
    <dc:creator>Fenil Patel</dc:creator>
    <meta:document-statistic meta:table-count="7" meta:image-count="0" meta:object-count="0" meta:page-count="28" meta:paragraph-count="547" meta:word-count="6944" meta:character-count="36686" meta:non-whitespace-character-count="36464"/>
    <meta:user-defined meta:name="Info 1"/>
    <meta:user-defined meta:name="Info 2"/>
    <meta:user-defined meta:name="Info 3"/>
    <meta:user-defined meta:name="Info 4"/>
  </office:meta>
</office:document-meta>
</file>